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27.02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20000" number:language="es" number:country="ES">
      <number:number number:min-integer-digits="1"/>
    </number:number-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4200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Droid Sans Devanagari"/>
    </style:style>
    <style:style style:name="ce16" style:family="table-cell" style:parent-style-name="Default" style:data-style-name="N2">
      <style:table-cell-properties fo:border="0.06pt solid #000000"/>
    </style:style>
    <style:style style:name="ce15" style:family="table-cell" style:parent-style-name="Default" style:data-style-name="N20000"/>
    <style:style style:name="ce17" style:family="table-cell" style:parent-style-name="Default" style:data-style-name="N20000">
      <style:table-cell-properties fo:background-color="#ff4200"/>
    </style:style>
    <style:style style:name="ce21" style:family="table-cell" style:parent-style-name="Default" style:data-style-name="N20000">
      <style:table-cell-properties fo:border="0.06pt solid #000000"/>
    </style:style>
    <style:style style:name="ce22" style:family="table-cell" style:parent-style-name="Default" style:data-style-name="N20000">
      <style:table-cell-properties fo:background-color="#ff4200" fo:border="0.06pt solid #000000"/>
    </style:style>
    <style:style style:name="ce23" style:family="table-cell" style:parent-style-name="Default" style:data-style-name="N100"/>
    <style:style style:name="ce24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25" style:family="table-cell" style:parent-style-name="Default">
      <style:text-properties style:use-window-font-color="true" style:font-name="Liberation Sans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U" table:style-name="ta1">
        <table:shapes>
          <draw:frame draw:z-index="0" draw:style-name="gr1" draw:text-style-name="P1" svg:width="115.37mm" svg:height="83.94mm" svg:x="307.88mm" svg:y="45.35mm">
            <loext:p draw:notify-on-update-of-ranges="LU.C13:LU.C15 LU.D11:LU.D12 LU.D13:LU.D15 LU.H11:LU.H12 LU.H13:LU.H15 LU.E11:LU.E12 LU.E13:LU.E15 LU.F11:LU.F12 LU.F13:LU.F15 LU.G11:LU.G12 LU.G13:LU.G15 LU.I11:LU.I12 LU.I13:LU.I15 LU.J11:LU.J12 LU.J13:LU.J15 LU.K11:LU.K12 LU.K13:LU.K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LU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435.805259228" calcext:value-type="float">
            <text:p>435,81</text:p>
          </table:table-cell>
          <table:table-cell table:style-name="ce16" table:formula="of:=MAX([.$N$36:.$N$52])" office:value-type="float" office:value="451.588932991" calcext:value-type="float">
            <text:p>451,59</text:p>
          </table:table-cell>
          <table:table-cell table:style-name="ce16" table:formula="of:=AVERAGE([.$N$36:.$N$52])" office:value-type="float" office:value="445.592809558" calcext:value-type="float">
            <text:p>445,59</text:p>
          </table:table-cell>
          <table:table-cell table:style-name="ce6" table:formula="of:=[.$G$13]/[.K13]" office:value-type="float" office:value="1.14840677347793" calcext:value-type="float">
            <text:p>1,14840677347793</text:p>
          </table:table-cell>
          <table:table-cell table:style-name="ce16" table:formula="of:=MIN([.$Q$36:.$Q$52])" office:value-type="float" office:value="219.035151005" calcext:value-type="float">
            <text:p>219,04</text:p>
          </table:table-cell>
          <table:table-cell table:style-name="ce16" table:formula="of:=MAX([.$Q$36:.$Q$52])" office:value-type="float" office:value="479.126000166" calcext:value-type="float">
            <text:p>479,13</text:p>
          </table:table-cell>
          <table:table-cell table:style-name="ce16" table:formula="of:=AVERAGE([.$Q$36:.$Q$52])" office:value-type="float" office:value="388.0095623335" calcext:value-type="float">
            <text:p>388,0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29633522710105" calcext:value-type="float">
            <text:p>1,29633522710105</text:p>
          </table:table-cell>
          <table:table-cell table:style-name="ce16" table:formula="of:=MIN([.$O$36:.$O$52])" office:value-type="float" office:value="337.729044914" calcext:value-type="float">
            <text:p>337,73</text:p>
          </table:table-cell>
          <table:table-cell table:style-name="ce16" table:formula="of:=MAX([.$O$36:.$O$52])" office:value-type="float" office:value="349.736357927" calcext:value-type="float">
            <text:p>349,74</text:p>
          </table:table-cell>
          <table:table-cell table:style-name="ce16" table:formula="of:=AVERAGE([.$O$36:.$O$52])" office:value-type="float" office:value="343.7327014205" calcext:value-type="float">
            <text:p>343,73</text:p>
          </table:table-cell>
          <table:table-cell table:style-name="ce6" table:formula="of:=[.$G$13]/[.K14]" office:value-type="float" office:value="1.66446666490084" calcext:value-type="float">
            <text:p>1,66446666490084</text:p>
          </table:table-cell>
          <table:table-cell table:style-name="ce16" table:formula="of:=MIN([.$R$36:.$R$52])" office:value-type="float" office:value="156.518908024" calcext:value-type="float">
            <text:p>156,52</text:p>
          </table:table-cell>
          <table:table-cell table:style-name="ce16" table:formula="of:=MAX([.$R$36:.$R$52])" office:value-type="float" office:value="387.06893301" calcext:value-type="float">
            <text:p>387,07</text:p>
          </table:table-cell>
          <table:table-cell table:style-name="ce16" table:formula="of:=AVERAGE([.$R$36:.$R$52])" office:value-type="float" office:value="267.70906198025" calcext:value-type="float">
            <text:p>267,7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54686122121035" calcext:value-type="float">
            <text:p>1,54686122121035</text:p>
          </table:table-cell>
          <table:table-cell table:style-name="ce16" table:formula="of:=MIN([.$P$36:.$P$52])" office:value-type="float" office:value="281.615010977" calcext:value-type="float">
            <text:p>281,62</text:p>
          </table:table-cell>
          <table:table-cell table:style-name="ce16" table:formula="of:=MAX([.$P$36:.$P$52])" office:value-type="float" office:value="294.510117054" calcext:value-type="float">
            <text:p>294,51</text:p>
          </table:table-cell>
          <table:table-cell table:style-name="ce16" table:formula="of:=AVERAGE([.$P$36:.$P$52])" office:value-type="float" office:value="288.0625640155" calcext:value-type="float">
            <text:p>288,06</text:p>
          </table:table-cell>
          <table:table-cell table:style-name="ce6" table:formula="of:=[.$G$13]/[.K15]" office:value-type="float" office:value="2.03630525912979" calcext:value-type="float">
            <text:p>2,03630525912979</text:p>
          </table:table-cell>
          <table:table-cell table:style-name="ce16" table:formula="of:=MIN([.$S$36:.$S$52])" office:value-type="float" office:value="135.691849947" calcext:value-type="float">
            <text:p>135,69</text:p>
          </table:table-cell>
          <table:table-cell table:style-name="ce16" table:formula="of:=MAX([.$S$36:.$S$52])" office:value-type="float" office:value="323.59722805" calcext:value-type="float">
            <text:p>323,60</text:p>
          </table:table-cell>
          <table:table-cell table:style-name="ce16" table:formula="of:=AVERAGE([.$S$36:.$S$52])" office:value-type="float" office:value="218.824170669" calcext:value-type="float">
            <text:p>218,82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195" calcext:value-type="float">
            <text:p>146219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67.931129932" calcext:value-type="float">
            <text:p>467,931129932</text:p>
          </table:table-cell>
          <table:table-cell table:style-name="ce15" office:value-type="float" office:value="3.7408759594" calcext:value-type="float">
            <text:p>3,7408759594</text:p>
          </table:table-cell>
          <table:table-cell table:style-name="ce15" office:value-type="float" office:value="464.190253973" calcext:value-type="float">
            <text:p>464,190253973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97" calcext:value-type="float">
            <text:p>146219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83.29885006" calcext:value-type="float">
            <text:p>483,29885006</text:p>
          </table:table-cell>
          <table:table-cell table:style-name="ce15" office:value-type="float" office:value="4.17284989357" calcext:value-type="float">
            <text:p>4,17284989357</text:p>
          </table:table-cell>
          <table:table-cell table:style-name="ce15" office:value-type="float" office:value="479.126000166" calcext:value-type="float">
            <text:p>479,126000166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47.116286993" calcext:value-type="float">
            <text:p>447,116286993</text:p>
          </table:table-cell>
          <table:table-cell table:style-name="ce21" office:value-type="float" office:value="337.729044914" calcext:value-type="float">
            <text:p>337,729044914</text:p>
          </table:table-cell>
          <table:table-cell table:style-name="ce21" office:value-type="float" office:value="294.510117054" calcext:value-type="float">
            <text:p>294,510117054</text:p>
          </table:table-cell>
          <table:table-cell table:style-name="ce21" office:value-type="float" office:value="464.190253973" calcext:value-type="float">
            <text:p>464,190253973</text:p>
          </table:table-cell>
          <table:table-cell table:style-name="ce21" office:value-type="float" office:value="346.121156931" calcext:value-type="float">
            <text:p>346,121156931</text:p>
          </table:table-cell>
          <table:table-cell table:style-name="ce21" office:value-type="float" office:value="323.59722805" calcext:value-type="float">
            <text:p>323,59722805</text:p>
          </table:table-cell>
        </table:table-row>
        <table:table-row table:style-name="ro1">
          <table:table-cell/>
          <table:table-cell table:style-name="ce8" office:value-type="float" office:value="1768524" calcext:value-type="float">
            <text:p>1768524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236.308659077" calcext:value-type="float">
            <text:p>236,308659077</text:p>
          </table:table-cell>
          <table:table-cell table:style-name="ce17" office:value-type="float" office:value="10.5324912071" calcext:value-type="float">
            <text:p>10,5324912071</text:p>
          </table:table-cell>
          <table:table-cell table:style-name="ce17" office:value-type="float" office:value="225.77616787" calcext:value-type="float">
            <text:p>225,77616787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47.86075902" calcext:value-type="float">
            <text:p>447,86075902</text:p>
          </table:table-cell>
          <table:table-cell table:style-name="ce21" office:value-type="float" office:value="349.736357927" calcext:value-type="float">
            <text:p>349,736357927</text:p>
          </table:table-cell>
          <table:table-cell table:style-name="ce21" office:value-type="float" office:value="281.615010977" calcext:value-type="float">
            <text:p>281,615010977</text:p>
          </table:table-cell>
          <table:table-cell table:style-name="ce21" office:value-type="float" office:value="479.126000166" calcext:value-type="float">
            <text:p>479,126000166</text:p>
          </table:table-cell>
          <table:table-cell table:style-name="ce21" office:value-type="float" office:value="387.06893301" calcext:value-type="float">
            <text:p>387,06893301</text:p>
          </table:table-cell>
          <table:table-cell table:style-name="ce22" office:value-type="float" office:value="135.691849947" calcext:value-type="float">
            <text:p>135,691849947</text:p>
          </table:table-cell>
        </table:table-row>
        <table:table-row table:style-name="ro1">
          <table:table-cell/>
          <table:table-cell table:style-name="ce8" office:value-type="float" office:value="1768526" calcext:value-type="float">
            <text:p>1768526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229.22894311" calcext:value-type="float">
            <text:p>229,22894311</text:p>
          </table:table-cell>
          <table:table-cell table:style-name="ce17" office:value-type="float" office:value="10.1937921047" calcext:value-type="float">
            <text:p>10,1937921047</text:p>
          </table:table-cell>
          <table:table-cell table:style-name="ce17" office:value-type="float" office:value="219.035151005" calcext:value-type="float">
            <text:p>219,035151005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51.588932991" calcext:value-type="float">
            <text:p>451,588932991</text:p>
          </table:table-cell>
          <table:table-cell table:style-name="ce5" table:number-columns-repeated="2"/>
          <table:table-cell table:style-name="ce22" office:value-type="float" office:value="225.77616787" calcext:value-type="float">
            <text:p>225,77616787</text:p>
          </table:table-cell>
          <table:table-cell table:style-name="ce22" office:value-type="float" office:value="156.518908024" calcext:value-type="float">
            <text:p>156,518908024</text:p>
          </table:table-cell>
          <table:table-cell table:style-name="ce22" office:value-type="float" office:value="197.18343401" calcext:value-type="float">
            <text:p>197,18343401</text:p>
          </table:table-cell>
        </table:table-row>
        <table:table-row table:style-name="ro1">
          <table:table-cell/>
          <table:table-cell office:value-type="float" office:value="1439244" calcext:value-type="float">
            <text:p>143924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77.373153925" calcext:value-type="float">
            <text:p>477,373153925</text:p>
          </table:table-cell>
          <table:table-cell table:style-name="ce15" office:value-type="float" office:value="3.56338500977" calcext:value-type="float">
            <text:p>3,56338500977</text:p>
          </table:table-cell>
          <table:table-cell table:style-name="ce15" office:value-type="float" office:value="473.809768915" calcext:value-type="float">
            <text:p>473,809768915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21" office:value-type="float" office:value="435.805259228" calcext:value-type="float">
            <text:p>435,805259228</text:p>
          </table:table-cell>
          <table:table-cell table:style-name="ce5" table:number-columns-repeated="2"/>
          <table:table-cell table:style-name="ce22" office:value-type="float" office:value="219.035151005" calcext:value-type="float">
            <text:p>219,035151005</text:p>
          </table:table-cell>
          <table:table-cell table:style-name="ce22" office:value-type="float" office:value="181.127249956" calcext:value-type="float">
            <text:p>181,127249956</text:p>
          </table:table-cell>
          <table:table-cell table:style-name="ce5"/>
        </table:table-row>
        <table:table-row table:style-name="ro1">
          <table:table-cell/>
          <table:table-cell office:value-type="float" office:value="1439248" calcext:value-type="float">
            <text:p>143924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69.471008062" calcext:value-type="float">
            <text:p>469,471008062</text:p>
          </table:table-cell>
          <table:table-cell table:style-name="ce15" office:value-type="float" office:value="3.3509759903" calcext:value-type="float">
            <text:p>3,3509759903</text:p>
          </table:table-cell>
          <table:table-cell table:style-name="ce15" office:value-type="float" office:value="466.120032072" calcext:value-type="float">
            <text:p>466,120032072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3"/>
          <table:table-cell table:style-name="ce21" office:value-type="float" office:value="473.809768915" calcext:value-type="float">
            <text:p>473,809768915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39249" calcext:value-type="float">
            <text:p>1439249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51.979357958" calcext:value-type="float">
            <text:p>451,979357958</text:p>
          </table:table-cell>
          <table:table-cell table:style-name="ce15" office:value-type="float" office:value="4.86307096481" calcext:value-type="float">
            <text:p>4,86307096481</text:p>
          </table:table-cell>
          <table:table-cell table:style-name="ce15" office:value-type="float" office:value="447.116286993" calcext:value-type="float">
            <text:p>447,116286993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3"/>
          <table:table-cell table:style-name="ce21" office:value-type="float" office:value="466.120032072" calcext:value-type="float">
            <text:p>466,120032072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39252" calcext:value-type="float">
            <text:p>1439252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52.564367056" calcext:value-type="float">
            <text:p>452,564367056</text:p>
          </table:table-cell>
          <table:table-cell table:style-name="ce15" office:value-type="float" office:value="4.70360803604" calcext:value-type="float">
            <text:p>4,70360803604</text:p>
          </table:table-cell>
          <table:table-cell table:style-name="ce15" office:value-type="float" office:value="447.86075902" calcext:value-type="float">
            <text:p>447,86075902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00" calcext:value-type="float">
            <text:p>146220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56.446582079" calcext:value-type="float">
            <text:p>456,446582079</text:p>
          </table:table-cell>
          <table:table-cell table:style-name="ce15" office:value-type="float" office:value="4.85764908791" calcext:value-type="float">
            <text:p>4,85764908791</text:p>
          </table:table-cell>
          <table:table-cell table:style-name="ce15" office:value-type="float" office:value="451.588932991" calcext:value-type="float">
            <text:p>451,588932991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201" calcext:value-type="float">
            <text:p>146220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15" office:value-type="float" office:value="439.594152212" calcext:value-type="float">
            <text:p>439,594152212</text:p>
          </table:table-cell>
          <table:table-cell table:style-name="ce15" office:value-type="float" office:value="3.78889298439" calcext:value-type="float">
            <text:p>3,78889298439</text:p>
          </table:table-cell>
          <table:table-cell table:style-name="ce15" office:value-type="float" office:value="435.805259228" calcext:value-type="float">
            <text:p>435,805259228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7"/>
          <table:table-cell table:style-name="ce15" table:number-columns-repeated="3"/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8791" calcext:value-type="float">
            <text:p>147879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49.01332593" calcext:value-type="float">
            <text:p>349,01332593</text:p>
          </table:table-cell>
          <table:table-cell table:style-name="ce15" office:value-type="float" office:value="2.89216899872" calcext:value-type="float">
            <text:p>2,89216899872</text:p>
          </table:table-cell>
          <table:table-cell table:style-name="ce15" office:value-type="float" office:value="346.121156931" calcext:value-type="float">
            <text:p>346,12115693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92" calcext:value-type="float">
            <text:p>147879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89.612264872" calcext:value-type="float">
            <text:p>389,612264872</text:p>
          </table:table-cell>
          <table:table-cell table:style-name="ce15" office:value-type="float" office:value="2.5433318615" calcext:value-type="float">
            <text:p>2,5433318615</text:p>
          </table:table-cell>
          <table:table-cell table:style-name="ce15" office:value-type="float" office:value="387.06893301" calcext:value-type="float">
            <text:p>387,06893301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8" office:value-type="float" office:value="1768530" calcext:value-type="float">
            <text:p>1768530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62.850389957" calcext:value-type="float">
            <text:p>162,850389957</text:p>
          </table:table-cell>
          <table:table-cell table:style-name="ce17" office:value-type="float" office:value="6.33148193359" calcext:value-type="float">
            <text:p>6,33148193359</text:p>
          </table:table-cell>
          <table:table-cell table:style-name="ce17" office:value-type="float" office:value="156.518908024" calcext:value-type="float">
            <text:p>156,518908024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table:style-name="ce8" office:value-type="float" office:value="1768532" calcext:value-type="float">
            <text:p>1768532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188.303217888" calcext:value-type="float">
            <text:p>188,303217888</text:p>
          </table:table-cell>
          <table:table-cell table:style-name="ce17" office:value-type="float" office:value="7.17596793175" calcext:value-type="float">
            <text:p>7,17596793175</text:p>
          </table:table-cell>
          <table:table-cell table:style-name="ce17" office:value-type="float" office:value="181.127249956" calcext:value-type="float">
            <text:p>181,127249956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93" calcext:value-type="float">
            <text:p>147879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42.006126881" calcext:value-type="float">
            <text:p>342,006126881</text:p>
          </table:table-cell>
          <table:table-cell table:style-name="ce15" office:value-type="float" office:value="4.2770819664" calcext:value-type="float">
            <text:p>4,2770819664</text:p>
          </table:table-cell>
          <table:table-cell table:style-name="ce15" office:value-type="float" office:value="337.729044914" calcext:value-type="float">
            <text:p>337,729044914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94" calcext:value-type="float">
            <text:p>147879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353.677484989" calcext:value-type="float">
            <text:p>353,677484989</text:p>
          </table:table-cell>
          <table:table-cell table:style-name="ce15" office:value-type="float" office:value="3.94112706184" calcext:value-type="float">
            <text:p>3,94112706184</text:p>
          </table:table-cell>
          <table:table-cell table:style-name="ce15" office:value-type="float" office:value="349.736357927" calcext:value-type="float">
            <text:p>349,736357927</text:p>
          </table:table-cell>
          <table:table-cell office:value-type="float" office:value="4472" calcext:value-type="float">
            <text:p>44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7"/>
          <table:table-cell table:style-name="ce15" table:number-columns-repeated="3"/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8795" calcext:value-type="float">
            <text:p>147879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326.142379999" calcext:value-type="float">
            <text:p>326,142379999</text:p>
          </table:table-cell>
          <table:table-cell table:style-name="ce15" office:value-type="float" office:value="2.54515194893" calcext:value-type="float">
            <text:p>2,54515194893</text:p>
          </table:table-cell>
          <table:table-cell table:style-name="ce15" office:value-type="float" office:value="323.59722805" calcext:value-type="float">
            <text:p>323,59722805</text:p>
          </table:table-cell>
          <table:table-cell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1768537" calcext:value-type="float">
            <text:p>1768537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true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140.24901104" calcext:value-type="float">
            <text:p>140,24901104</text:p>
          </table:table-cell>
          <table:table-cell table:style-name="ce17" office:value-type="float" office:value="4.55716109276" calcext:value-type="float">
            <text:p>4,55716109276</text:p>
          </table:table-cell>
          <table:table-cell table:style-name="ce17" office:value-type="float" office:value="135.691849947" calcext:value-type="float">
            <text:p>135,691849947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float" office:value="1768541" calcext:value-type="float">
            <text:p>1768541</text:p>
          </table:table-cell>
          <table:table-cell table:style-name="ce8" office:value-type="string" calcext:value-type="string">
            <text:p>autoparallel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false</text:p>
          </table:table-cell>
          <table:table-cell table:style-name="ce8" office:value-type="float" office:value="4" calcext:value-type="float">
            <text:p>4</text:p>
          </table:table-cell>
          <table:table-cell table:style-name="ce17" office:value-type="float" office:value="207.119660139" calcext:value-type="float">
            <text:p>207,119660139</text:p>
          </table:table-cell>
          <table:table-cell table:style-name="ce17" office:value-type="float" office:value="9.93622612953" calcext:value-type="float">
            <text:p>9,93622612953</text:p>
          </table:table-cell>
          <table:table-cell table:style-name="ce17" office:value-type="float" office:value="197.18343401" calcext:value-type="float">
            <text:p>197,18343401</text:p>
          </table:table-cell>
          <table:table-cell table:style-name="ce8" office:value-type="float" office:value="4711" calcext:value-type="float">
            <text:p>47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97" calcext:value-type="float">
            <text:p>147879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98.297841072" calcext:value-type="float">
            <text:p>298,297841072</text:p>
          </table:table-cell>
          <table:table-cell table:style-name="ce15" office:value-type="float" office:value="3.7877240181" calcext:value-type="float">
            <text:p>3,7877240181</text:p>
          </table:table-cell>
          <table:table-cell table:style-name="ce15" office:value-type="float" office:value="294.510117054" calcext:value-type="float">
            <text:p>294,510117054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98" calcext:value-type="float">
            <text:p>147879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style-name="ce15" office:value-type="float" office:value="285.299842834" calcext:value-type="float">
            <text:p>285,299842834</text:p>
          </table:table-cell>
          <table:table-cell table:style-name="ce15" office:value-type="float" office:value="3.68483185768" calcext:value-type="float">
            <text:p>3,68483185768</text:p>
          </table:table-cell>
          <table:table-cell table:style-name="ce15" office:value-type="float" office:value="281.615010977" calcext:value-type="float">
            <text:p>281,615010977</text:p>
          </table:table-cell>
          <table:table-cell office:value-type="float" office:value="4472" calcext:value-type="float">
            <text:p>4472</text:p>
          </table:table-cell>
          <table:table-cell table:number-columns-repeated="8"/>
        </table:table-row>
      </table:table>
      <table:table table:name="Cholesky" table:style-name="ta1">
        <table:shapes>
          <draw:frame draw:z-index="0" draw:style-name="gr1" draw:text-style-name="P1" svg:width="115.37mm" svg:height="83.94mm" svg:x="307.88mm" svg:y="45.35mm">
            <loext:p draw:notify-on-update-of-ranges="Cholesky.C13:Cholesky.C15 Cholesky.D11:Cholesky.D12 Cholesky.D13:Cholesky.D15 Cholesky.H11:Cholesky.H12 Cholesky.H13:Cholesky.H15 Cholesky.E11:Cholesky.E12 Cholesky.E13:Cholesky.E15 Cholesky.F11:Cholesky.F12 Cholesky.F13:Cholesky.F15 Cholesky.G11:Cholesky.G12 Cholesky.G13:Cholesky.G15 Cholesky.I11:Cholesky.I12 Cholesky.I13:Cholesky.I15 Cholesky.J11:Cholesky.J12 Cholesky.J13:Cholesky.J15 Cholesky.K11:Cholesky.K12 Cholesky.K13:Cholesky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3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Cholesky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16" calcext:value-type="float">
            <text:p>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52.0609681606" calcext:value-type="float">
            <text:p>52,06</text:p>
          </table:table-cell>
          <table:table-cell table:style-name="ce16" table:formula="of:=MAX([.$N$36:.$N$52])" office:value-type="float" office:value="53.1255199909" calcext:value-type="float">
            <text:p>53,13</text:p>
          </table:table-cell>
          <table:table-cell table:style-name="ce16" table:formula="of:=AVERAGE([.$N$36:.$N$52])" office:value-type="float" office:value="52.5574685335" calcext:value-type="float">
            <text:p>52,56</text:p>
          </table:table-cell>
          <table:table-cell table:style-name="ce6" table:formula="of:=[.$G$13]/[.K13]" office:value-type="float" office:value="0.821942207960824" calcext:value-type="float">
            <text:p>0,821942207960824</text:p>
          </table:table-cell>
          <table:table-cell table:style-name="ce16" table:formula="of:=MIN([.$Q$36:.$Q$52])" office:value-type="float" office:value="56.4783220291" calcext:value-type="float">
            <text:p>56,48</text:p>
          </table:table-cell>
          <table:table-cell table:style-name="ce16" table:formula="of:=MAX([.$Q$36:.$Q$52])" office:value-type="float" office:value="71.7693920135" calcext:value-type="float">
            <text:p>71,77</text:p>
          </table:table-cell>
          <table:table-cell table:style-name="ce16" table:formula="of:=AVERAGE([.$Q$36:.$Q$52])" office:value-type="float" office:value="63.9430218140167" calcext:value-type="float">
            <text:p>63,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0.917985649686892" calcext:value-type="float">
            <text:p>0,917985649686892</text:p>
          </table:table-cell>
          <table:table-cell table:style-name="ce16" table:formula="of:=MIN([.$O$36:.$O$52])" office:value-type="float" office:value="44.3767859936" calcext:value-type="float">
            <text:p>44,38</text:p>
          </table:table-cell>
          <table:table-cell table:style-name="ce16" table:formula="of:=MAX([.$O$36:.$O$52])" office:value-type="float" office:value="74.5093960762" calcext:value-type="float">
            <text:p>74,51</text:p>
          </table:table-cell>
          <table:table-cell table:style-name="ce16" table:formula="of:=AVERAGE([.$O$36:.$O$52])" office:value-type="float" office:value="57.2530393600667" calcext:value-type="float">
            <text:p>57,25</text:p>
          </table:table-cell>
          <table:table-cell table:style-name="ce6" table:formula="of:=[.$G$13]/[.K14]" office:value-type="float" office:value="0.993450285287191" calcext:value-type="float">
            <text:p>0,993450285287191</text:p>
          </table:table-cell>
          <table:table-cell table:style-name="ce16" table:formula="of:=MIN([.$R$36:.$R$52])" office:value-type="float" office:value="48.5689809322" calcext:value-type="float">
            <text:p>48,57</text:p>
          </table:table-cell>
          <table:table-cell table:style-name="ce16" table:formula="of:=MAX([.$R$36:.$R$52])" office:value-type="float" office:value="57.1436030865" calcext:value-type="float">
            <text:p>57,14</text:p>
          </table:table-cell>
          <table:table-cell table:style-name="ce16" table:formula="of:=AVERAGE([.$R$36:.$R$52])" office:value-type="float" office:value="52.903974473475" calcext:value-type="float">
            <text:p>52,9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00898141387605" calcext:value-type="float">
            <text:p>1,00898141387605</text:p>
          </table:table-cell>
          <table:table-cell table:style-name="ce16" table:formula="of:=MIN([.$P$36:.$P$52])" office:value-type="float" office:value="44.4915130138" calcext:value-type="float">
            <text:p>44,49</text:p>
          </table:table-cell>
          <table:table-cell table:style-name="ce16" table:formula="of:=MAX([.$P$36:.$P$52])" office:value-type="float" office:value="66.7917699814" calcext:value-type="float">
            <text:p>66,79</text:p>
          </table:table-cell>
          <table:table-cell table:style-name="ce16" table:formula="of:=AVERAGE([.$P$36:.$P$52])" office:value-type="float" office:value="52.08963000775" calcext:value-type="float">
            <text:p>52,09</text:p>
          </table:table-cell>
          <table:table-cell table:style-name="ce6" table:formula="of:=[.$G$13]/[.K15]" office:value-type="float" office:value="1.02940306453185" calcext:value-type="float">
            <text:p>1,02940306453185</text:p>
          </table:table-cell>
          <table:table-cell table:style-name="ce16" table:formula="of:=MIN([.$S$36:.$S$52])" office:value-type="float" office:value="49.2793321609" calcext:value-type="float">
            <text:p>49,28</text:p>
          </table:table-cell>
          <table:table-cell table:style-name="ce16" table:formula="of:=MAX([.$S$36:.$S$52])" office:value-type="float" office:value="52.5573301315" calcext:value-type="float">
            <text:p>52,56</text:p>
          </table:table-cell>
          <table:table-cell table:style-name="ce16" table:formula="of:=AVERAGE([.$S$36:.$S$52])" office:value-type="float" office:value="51.05625808235" calcext:value-type="float">
            <text:p>51,06</text:p>
          </table:table-cell>
          <table:table-cell table:number-columns-repeated="8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office:value-type="string" calcext:value-type="string">
            <text:p>UserParallel</text:p>
          </table:table-cell>
          <table:table-cell table:number-columns-repeated="2"/>
          <table:table-cell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57851" calcext:value-type="float">
            <text:p>1457851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131510019" calcext:value-type="float">
            <text:p>108,131510019</text:p>
          </table:table-cell>
          <table:table-cell office:value-type="float" office:value="36.3621180058" calcext:value-type="float">
            <text:p>36,3621180058</text:p>
          </table:table-cell>
          <table:table-cell office:value-type="float" office:value="71.7693920135" calcext:value-type="float">
            <text:p>71,769392013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57852" calcext:value-type="float">
            <text:p>145785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009208918" calcext:value-type="float">
            <text:p>103,009208918</text:p>
          </table:table-cell>
          <table:table-cell office:value-type="float" office:value="39.3264429569" calcext:value-type="float">
            <text:p>39,3264429569</text:p>
          </table:table-cell>
          <table:table-cell office:value-type="float" office:value="63.6827659607" calcext:value-type="float">
            <text:p>63,6827659607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3.1255199909" calcext:value-type="float">
            <text:p>53,1255199909</text:p>
          </table:table-cell>
          <table:table-cell table:style-name="ce5" office:value-type="float" office:value="44.3767859936" calcext:value-type="float">
            <text:p>44,3767859936</text:p>
          </table:table-cell>
          <table:table-cell table:style-name="ce5" office:value-type="float" office:value="51.5354161263" calcext:value-type="float">
            <text:p>51,5354161263</text:p>
          </table:table-cell>
          <table:table-cell table:style-name="ce5" office:value-type="float" office:value="71.7693920135" calcext:value-type="float">
            <text:p>71,7693920135</text:p>
          </table:table-cell>
          <table:table-cell table:style-name="ce5" office:value-type="float" office:value="57.1436030865" calcext:value-type="float">
            <text:p>57,1436030865</text:p>
          </table:table-cell>
          <table:table-cell table:style-name="ce5" office:value-type="float" office:value="51.6546349525" calcext:value-type="float">
            <text:p>51,6546349525</text:p>
          </table:table-cell>
        </table:table-row>
        <table:table-row table:style-name="ro1">
          <table:table-cell/>
          <table:table-cell office:value-type="float" office:value="1438872" calcext:value-type="float">
            <text:p>14388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8.694453001" calcext:value-type="float">
            <text:p>108,694453001</text:p>
          </table:table-cell>
          <table:table-cell office:value-type="float" office:value="41.1444728374" calcext:value-type="float">
            <text:p>41,1444728374</text:p>
          </table:table-cell>
          <table:table-cell office:value-type="float" office:value="67.5499801636" calcext:value-type="float">
            <text:p>67,5499801636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404920578" calcext:value-type="float">
            <text:p>52,5404920578</text:p>
          </table:table-cell>
          <table:table-cell table:style-name="ce5" office:value-type="float" office:value="52.8729360104" calcext:value-type="float">
            <text:p>52,8729360104</text:p>
          </table:table-cell>
          <table:table-cell table:style-name="ce5" office:value-type="float" office:value="44.4915130138" calcext:value-type="float">
            <text:p>44,4915130138</text:p>
          </table:table-cell>
          <table:table-cell table:style-name="ce5" office:value-type="float" office:value="63.6827659607" calcext:value-type="float">
            <text:p>63,6827659607</text:p>
          </table:table-cell>
          <table:table-cell table:style-name="ce5" office:value-type="float" office:value="53.1172199249" calcext:value-type="float">
            <text:p>53,1172199249</text:p>
          </table:table-cell>
          <table:table-cell table:style-name="ce5" office:value-type="float" office:value="52.5573301315" calcext:value-type="float">
            <text:p>52,5573301315</text:p>
          </table:table-cell>
        </table:table-row>
        <table:table-row table:style-name="ro1">
          <table:table-cell/>
          <table:table-cell office:value-type="float" office:value="1438873" calcext:value-type="float">
            <text:p>143887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4.075875044" calcext:value-type="float">
            <text:p>114,075875044</text:p>
          </table:table-cell>
          <table:table-cell office:value-type="float" office:value="47.6053421497" calcext:value-type="float">
            <text:p>47,6053421497</text:p>
          </table:table-cell>
          <table:table-cell office:value-type="float" office:value="66.4705328941" calcext:value-type="float">
            <text:p>66,470532894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0609681606" calcext:value-type="float">
            <text:p>52,0609681606</text:p>
          </table:table-cell>
          <table:table-cell table:style-name="ce5" office:value-type="float" office:value="74.5093960762" calcext:value-type="float">
            <text:p>74,5093960762</text:p>
          </table:table-cell>
          <table:table-cell table:style-name="ce5" office:value-type="float" office:value="66.7917699814" calcext:value-type="float">
            <text:p>66,7917699814</text:p>
          </table:table-cell>
          <table:table-cell table:style-name="ce5" office:value-type="float" office:value="67.5499801636" calcext:value-type="float">
            <text:p>67,5499801636</text:p>
          </table:table-cell>
          <table:table-cell table:style-name="ce5" office:value-type="float" office:value="52.7860939503" calcext:value-type="float">
            <text:p>52,7860939503</text:p>
          </table:table-cell>
          <table:table-cell table:style-name="ce5" office:value-type="float" office:value="49.2793321609" calcext:value-type="float">
            <text:p>49,2793321609</text:p>
          </table:table-cell>
        </table:table-row>
        <table:table-row table:style-name="ro1">
          <table:table-cell/>
          <table:table-cell office:value-type="float" office:value="1768462" calcext:value-type="float">
            <text:p>176846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9.0820548534" calcext:value-type="float">
            <text:p>99,0820548534</text:p>
          </table:table-cell>
          <table:table-cell office:value-type="float" office:value="41.3749170303" calcext:value-type="float">
            <text:p>41,3749170303</text:p>
          </table:table-cell>
          <table:table-cell office:value-type="float" office:value="57.7071378231" calcext:value-type="float">
            <text:p>57,707137823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office:value-type="float" office:value="52.5028939247" calcext:value-type="float">
            <text:p>52,5028939247</text:p>
          </table:table-cell>
          <table:table-cell table:style-name="ce5"/>
          <table:table-cell table:style-name="ce5" office:value-type="float" office:value="45.5398209095" calcext:value-type="float">
            <text:p>45,5398209095</text:p>
          </table:table-cell>
          <table:table-cell table:style-name="ce5" office:value-type="float" office:value="66.4705328941" calcext:value-type="float">
            <text:p>66,4705328941</text:p>
          </table:table-cell>
          <table:table-cell table:style-name="ce5" office:value-type="float" office:value="48.5689809322" calcext:value-type="float">
            <text:p>48,5689809322</text:p>
          </table:table-cell>
          <table:table-cell table:style-name="ce5" office:value-type="float" office:value="50.7337350845" calcext:value-type="float">
            <text:p>50,7337350845</text:p>
          </table:table-cell>
        </table:table-row>
        <table:table-row table:style-name="ro1">
          <table:table-cell/>
          <table:table-cell office:value-type="float" office:value="1768463" calcext:value-type="float">
            <text:p>1768463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93.3839669228" calcext:value-type="float">
            <text:p>93,3839669228</text:p>
          </table:table-cell>
          <table:table-cell office:value-type="float" office:value="36.9056448936" calcext:value-type="float">
            <text:p>36,9056448936</text:p>
          </table:table-cell>
          <table:table-cell office:value-type="float" office:value="56.4783220291" calcext:value-type="float">
            <text:p>56,4783220291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7.7071378231" calcext:value-type="float">
            <text:p>57,7071378231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3" calcext:value-type="float">
            <text:p>1457853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88.2244801521" calcext:value-type="float">
            <text:p>88,2244801521</text:p>
          </table:table-cell>
          <table:table-cell office:value-type="float" office:value="35.0989601612" calcext:value-type="float">
            <text:p>35,0989601612</text:p>
          </table:table-cell>
          <table:table-cell office:value-type="float" office:value="53.1255199909" calcext:value-type="float">
            <text:p>53,1255199909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3"/>
          <table:table-cell table:style-name="ce5" office:value-type="float" office:value="56.4783220291" calcext:value-type="float">
            <text:p>56,4783220291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57855" calcext:value-type="float">
            <text:p>145785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84.8049650192" calcext:value-type="float">
            <text:p>84,8049650192</text:p>
          </table:table-cell>
          <table:table-cell office:value-type="float" office:value="32.2644729614" calcext:value-type="float">
            <text:p>32,2644729614</text:p>
          </table:table-cell>
          <table:table-cell office:value-type="float" office:value="52.5404920578" calcext:value-type="float">
            <text:p>52,540492057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4" calcext:value-type="float">
            <text:p>1438874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49.731630087" calcext:value-type="float">
            <text:p>149,731630087</text:p>
          </table:table-cell>
          <table:table-cell office:value-type="float" office:value="97.6706619263" calcext:value-type="float">
            <text:p>97,6706619263</text:p>
          </table:table-cell>
          <table:table-cell office:value-type="float" office:value="52.0609681606" calcext:value-type="float">
            <text:p>52,060968160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8875" calcext:value-type="float">
            <text:p>1438875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3.506570101" calcext:value-type="float">
            <text:p>103,506570101</text:p>
          </table:table-cell>
          <table:table-cell office:value-type="float" office:value="51.0036761761" calcext:value-type="float">
            <text:p>51,0036761761</text:p>
          </table:table-cell>
          <table:table-cell office:value-type="float" office:value="52.5028939247" calcext:value-type="float">
            <text:p>52,5028939247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478774" calcext:value-type="float">
            <text:p>14787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1.503638983" calcext:value-type="float">
            <text:p>101,503638983</text:p>
          </table:table-cell>
          <table:table-cell office:value-type="float" office:value="44.3600358963" calcext:value-type="float">
            <text:p>44,3600358963</text:p>
          </table:table-cell>
          <table:table-cell office:value-type="float" office:value="57.1436030865" calcext:value-type="float">
            <text:p>57,1436030865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5" calcext:value-type="float">
            <text:p>1478775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6.1291978359" calcext:value-type="float">
            <text:p>86,1291978359</text:p>
          </table:table-cell>
          <table:table-cell office:value-type="float" office:value="33.011977911" calcext:value-type="float">
            <text:p>33,011977911</text:p>
          </table:table-cell>
          <table:table-cell office:value-type="float" office:value="53.1172199249" calcext:value-type="float">
            <text:p>53,1172199249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6" calcext:value-type="float">
            <text:p>1768466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6.3705301285" calcext:value-type="float">
            <text:p>86,3705301285</text:p>
          </table:table-cell>
          <table:table-cell office:value-type="float" office:value="33.5844361782" calcext:value-type="float">
            <text:p>33,5844361782</text:p>
          </table:table-cell>
          <table:table-cell office:value-type="float" office:value="52.7860939503" calcext:value-type="float">
            <text:p>52,7860939503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7" calcext:value-type="float">
            <text:p>1768467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83.0054278374" calcext:value-type="float">
            <text:p>83,0054278374</text:p>
          </table:table-cell>
          <table:table-cell office:value-type="float" office:value="34.4364469051" calcext:value-type="float">
            <text:p>34,4364469051</text:p>
          </table:table-cell>
          <table:table-cell office:value-type="float" office:value="48.5689809322" calcext:value-type="float">
            <text:p>48,5689809322</text:p>
          </table:table-cell>
          <table:table-cell office:value-type="float" office:value="1072" calcext:value-type="float">
            <text:p>107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6" calcext:value-type="float">
            <text:p>14787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8.3431808949" calcext:value-type="float">
            <text:p>78,3431808949</text:p>
          </table:table-cell>
          <table:table-cell office:value-type="float" office:value="33.9663949013" calcext:value-type="float">
            <text:p>33,9663949013</text:p>
          </table:table-cell>
          <table:table-cell office:value-type="float" office:value="44.3767859936" calcext:value-type="float">
            <text:p>44,3767859936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777" calcext:value-type="float">
            <text:p>1478777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90.2619829178" calcext:value-type="float">
            <text:p>90,2619829178</text:p>
          </table:table-cell>
          <table:table-cell office:value-type="float" office:value="37.3890469074" calcext:value-type="float">
            <text:p>37,3890469074</text:p>
          </table:table-cell>
          <table:table-cell office:value-type="float" office:value="52.8729360104" calcext:value-type="float">
            <text:p>52,8729360104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468" calcext:value-type="float">
            <text:p>176846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06.275979042" calcext:value-type="float">
            <text:p>106,275979042</text:p>
          </table:table-cell>
          <table:table-cell office:value-type="float" office:value="31.7665829659" calcext:value-type="float">
            <text:p>31,7665829659</text:p>
          </table:table-cell>
          <table:table-cell office:value-type="float" office:value="74.5093960762" calcext:value-type="float">
            <text:p>74,5093960762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/>
          <table:table-cell office:value-type="float" office:value="1478778" calcext:value-type="float">
            <text:p>1478778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5.6120610237" calcext:value-type="float">
            <text:p>85,6120610237</text:p>
          </table:table-cell>
          <table:table-cell office:value-type="float" office:value="33.9574260712" calcext:value-type="float">
            <text:p>33,9574260712</text:p>
          </table:table-cell>
          <table:table-cell office:value-type="float" office:value="51.6546349525" calcext:value-type="float">
            <text:p>51,654634952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79" calcext:value-type="float">
            <text:p>1478779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81.9159669876" calcext:value-type="float">
            <text:p>81,9159669876</text:p>
          </table:table-cell>
          <table:table-cell office:value-type="float" office:value="29.3586368561" calcext:value-type="float">
            <text:p>29,3586368561</text:p>
          </table:table-cell>
          <table:table-cell office:value-type="float" office:value="52.5573301315" calcext:value-type="float">
            <text:p>52,557330131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2" calcext:value-type="float">
            <text:p>1768472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21.735332966" calcext:value-type="float">
            <text:p>121,735332966</text:p>
          </table:table-cell>
          <table:table-cell office:value-type="float" office:value="72.4560008049" calcext:value-type="float">
            <text:p>72,4560008049</text:p>
          </table:table-cell>
          <table:table-cell office:value-type="float" office:value="49.2793321609" calcext:value-type="float">
            <text:p>49,2793321609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4" calcext:value-type="float">
            <text:p>1768474</text:p>
          </table:table-cell>
          <table:table-cell office:value-type="string" calcext:value-type="string">
            <text:p>auto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16.331541061" calcext:value-type="float">
            <text:p>116,331541061</text:p>
          </table:table-cell>
          <table:table-cell office:value-type="float" office:value="65.5978059769" calcext:value-type="float">
            <text:p>65,5978059769</text:p>
          </table:table-cell>
          <table:table-cell office:value-type="float" office:value="50.7337350845" calcext:value-type="float">
            <text:p>50,7337350845</text:p>
          </table:table-cell>
          <table:table-cell office:value-type="float" office:value="1072" calcext:value-type="float">
            <text:p>10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0" calcext:value-type="float">
            <text:p>1478780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87.985311985" calcext:value-type="float">
            <text:p>87,985311985</text:p>
          </table:table-cell>
          <table:table-cell office:value-type="float" office:value="36.4498958588" calcext:value-type="float">
            <text:p>36,4498958588</text:p>
          </table:table-cell>
          <table:table-cell office:value-type="float" office:value="51.5354161263" calcext:value-type="float">
            <text:p>51,5354161263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78781" calcext:value-type="float">
            <text:p>1478781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74.937363863" calcext:value-type="float">
            <text:p>74,937363863</text:p>
          </table:table-cell>
          <table:table-cell office:value-type="float" office:value="30.4458508492" calcext:value-type="float">
            <text:p>30,4458508492</text:p>
          </table:table-cell>
          <table:table-cell office:value-type="float" office:value="44.4915130138" calcext:value-type="float">
            <text:p>44,4915130138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6" calcext:value-type="float">
            <text:p>1768476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01.978851795" calcext:value-type="float">
            <text:p>101,978851795</text:p>
          </table:table-cell>
          <table:table-cell office:value-type="float" office:value="35.1870818138" calcext:value-type="float">
            <text:p>35,1870818138</text:p>
          </table:table-cell>
          <table:table-cell office:value-type="float" office:value="66.7917699814" calcext:value-type="float">
            <text:p>66,7917699814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478" calcext:value-type="float">
            <text:p>1768478</text:p>
          </table:table-cell>
          <table:table-cell office:value-type="string" calcext:value-type="string">
            <text:p>userparallel</text:p>
          </table:table-cell>
          <table:table-cell office:value-type="float" office:value="16" calcext:value-type="float">
            <text:p>16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95.760586977" calcext:value-type="float">
            <text:p>95,760586977</text:p>
          </table:table-cell>
          <table:table-cell office:value-type="float" office:value="50.2207660675" calcext:value-type="float">
            <text:p>50,2207660675</text:p>
          </table:table-cell>
          <table:table-cell office:value-type="float" office:value="45.5398209095" calcext:value-type="float">
            <text:p>45,5398209095</text:p>
          </table:table-cell>
          <table:table-cell office:value-type="float" office:value="952" calcext:value-type="float">
            <text:p>952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512207" calcext:value-type="float">
            <text:p>151220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3.634549856" calcext:value-type="float">
            <text:p>443,634549856</text:p>
          </table:table-cell>
          <table:table-cell office:value-type="float" office:value="117.080324888" calcext:value-type="float">
            <text:p>117,080324888</text:p>
          </table:table-cell>
          <table:table-cell office:value-type="float" office:value="326.554224968" calcext:value-type="float">
            <text:p>326,554224968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8" calcext:value-type="float">
            <text:p>1512208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94.648679018" calcext:value-type="float">
            <text:p>494,648679018</text:p>
          </table:table-cell>
          <table:table-cell office:value-type="float" office:value="122.202000141" calcext:value-type="float">
            <text:p>122,202000141</text:p>
          </table:table-cell>
          <table:table-cell office:value-type="float" office:value="372.446678877" calcext:value-type="float">
            <text:p>372,4466788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09" calcext:value-type="float">
            <text:p>15122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36.640852928" calcext:value-type="float">
            <text:p>436,640852928</text:p>
          </table:table-cell>
          <table:table-cell office:value-type="float" office:value="131.602386951" calcext:value-type="float">
            <text:p>131,602386951</text:p>
          </table:table-cell>
          <table:table-cell office:value-type="float" office:value="305.038465977" calcext:value-type="float">
            <text:p>305,038465977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0" calcext:value-type="float">
            <text:p>15122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47.467703819" calcext:value-type="float">
            <text:p>447,467703819</text:p>
          </table:table-cell>
          <table:table-cell office:value-type="float" office:value="134.034665823" calcext:value-type="float">
            <text:p>134,034665823</text:p>
          </table:table-cell>
          <table:table-cell office:value-type="float" office:value="313.433037996" calcext:value-type="float">
            <text:p>313,433037996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1" calcext:value-type="float">
            <text:p>151221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50.043899059" calcext:value-type="float">
            <text:p>350,043899059</text:p>
          </table:table-cell>
          <table:table-cell office:value-type="float" office:value="132.536678076" calcext:value-type="float">
            <text:p>132,536678076</text:p>
          </table:table-cell>
          <table:table-cell office:value-type="float" office:value="217.507220984" calcext:value-type="float">
            <text:p>217,507220984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2" calcext:value-type="float">
            <text:p>1512212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58.801136017" calcext:value-type="float">
            <text:p>358,801136017</text:p>
          </table:table-cell>
          <table:table-cell office:value-type="float" office:value="136.352918148" calcext:value-type="float">
            <text:p>136,352918148</text:p>
          </table:table-cell>
          <table:table-cell office:value-type="float" office:value="222.448217869" calcext:value-type="float">
            <text:p>222,448217869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3" calcext:value-type="float">
            <text:p>151221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39.749274969" calcext:value-type="float">
            <text:p>339,749274969</text:p>
          </table:table-cell>
          <table:table-cell office:value-type="float" office:value="122.020797014" calcext:value-type="float">
            <text:p>122,020797014</text:p>
          </table:table-cell>
          <table:table-cell office:value-type="float" office:value="217.728477955" calcext:value-type="float">
            <text:p>217,728477955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4" calcext:value-type="float">
            <text:p>151221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323.182747841" calcext:value-type="float">
            <text:p>323,182747841</text:p>
          </table:table-cell>
          <table:table-cell office:value-type="float" office:value="112.938560963" calcext:value-type="float">
            <text:p>112,938560963</text:p>
          </table:table-cell>
          <table:table-cell office:value-type="float" office:value="210.244186878" calcext:value-type="float">
            <text:p>210,244186878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5" calcext:value-type="float">
            <text:p>1512215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75.513512135" calcext:value-type="float">
            <text:p>275,513512135</text:p>
          </table:table-cell>
          <table:table-cell office:value-type="float" office:value="122.167171001" calcext:value-type="float">
            <text:p>122,167171001</text:p>
          </table:table-cell>
          <table:table-cell office:value-type="float" office:value="153.346341133" calcext:value-type="float">
            <text:p>153,346341133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7" calcext:value-type="float">
            <text:p>1512217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93.175673008" calcext:value-type="float">
            <text:p>293,175673008</text:p>
          </table:table-cell>
          <table:table-cell office:value-type="float" office:value="123.297214031" calcext:value-type="float">
            <text:p>123,297214031</text:p>
          </table:table-cell>
          <table:table-cell office:value-type="float" office:value="169.878458977" calcext:value-type="float">
            <text:p>169,878458977</text:p>
          </table:table-cell>
          <table:table-cell office:value-type="float" office:value="7008" calcext:value-type="float">
            <text:p>70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19" calcext:value-type="float">
            <text:p>151221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57.079988003" calcext:value-type="float">
            <text:p>257,079988003</text:p>
          </table:table-cell>
          <table:table-cell office:value-type="float" office:value="93.1069428921" calcext:value-type="float">
            <text:p>93,1069428921</text:p>
          </table:table-cell>
          <table:table-cell office:value-type="float" office:value="163.973045111" calcext:value-type="float">
            <text:p>163,97304511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12221" calcext:value-type="float">
            <text:p>1512221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280.460278034" calcext:value-type="float">
            <text:p>280,460278034</text:p>
          </table:table-cell>
          <table:table-cell office:value-type="float" office:value="101.248516083" calcext:value-type="float">
            <text:p>101,248516083</text:p>
          </table:table-cell>
          <table:table-cell office:value-type="float" office:value="179.211761951" calcext:value-type="float">
            <text:p>179,211761951</text:p>
          </table:table-cell>
          <table:table-cell office:value-type="float" office:value="6512" calcext:value-type="float">
            <text:p>6512</text:p>
          </table:table-cell>
          <table:table-cell table:number-columns-repeated="8"/>
        </table:table-row>
      </table:table>
      <table:table table:name="QR" table:style-name="ta1">
        <table:shapes>
          <draw:frame draw:z-index="0" draw:style-name="gr1" draw:text-style-name="P1" svg:width="115.37mm" svg:height="83.94mm" svg:x="307.88mm" svg:y="45.35mm">
            <loext:p draw:notify-on-update-of-ranges="QR.C13:QR.C15 QR.D11:QR.D12 QR.D13:QR.D15 QR.H11:QR.H12 QR.H13:QR.H15 QR.E11:QR.E12 QR.E13:QR.E15 QR.F11:QR.F12 QR.F13:QR.F15 QR.G11:QR.G12 QR.G13:QR.G15 QR.I11:QR.I12 QR.I13:QR.I15 QR.J11:QR.J12 QR.J13:QR.J15 QR.K11:QR.K12 QR.K13:QR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Q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BSIZE</text:p>
          </table:table-cell>
          <table:table-cell office:value-type="float" office:value="2048" calcext:value-type="float">
            <text:p>2048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float" office:value="1" calcext:value-type="float">
            <text:p>1</text:p>
          </table:table-cell>
          <table:table-cell table:style-name="ce16" table:formula="of:=MIN([.$N$36:.$N$52])" office:value-type="float" office:value="126.944786072" calcext:value-type="float">
            <text:p>126,94</text:p>
          </table:table-cell>
          <table:table-cell table:style-name="ce16" table:formula="of:=MAX([.$N$36:.$N$52])" office:value-type="float" office:value="228.915041208" calcext:value-type="float">
            <text:p>228,92</text:p>
          </table:table-cell>
          <table:table-cell table:style-name="ce16" table:formula="of:=AVERAGE([.$N$36:.$N$52])" office:value-type="float" office:value="201.590275824" calcext:value-type="float">
            <text:p>201,59</text:p>
          </table:table-cell>
          <table:table-cell table:style-name="ce6" table:formula="of:=[.$G$13]/[.K13]" office:value-type="float" office:value="0.644226267758458" calcext:value-type="float">
            <text:p>0,644226267758458</text:p>
          </table:table-cell>
          <table:table-cell table:style-name="ce16" table:formula="of:=MIN([.$Q$36:.$Q$52])" office:value-type="float" office:value="184.442842007" calcext:value-type="float">
            <text:p>184,44</text:p>
          </table:table-cell>
          <table:table-cell table:style-name="ce16" table:formula="of:=MAX([.$Q$36:.$Q$52])" office:value-type="float" office:value="417.683489084" calcext:value-type="float">
            <text:p>417,68</text:p>
          </table:table-cell>
          <table:table-cell table:style-name="ce16" table:formula="of:=AVERAGE([.$Q$36:.$Q$52])" office:value-type="float" office:value="312.918435514" calcext:value-type="float">
            <text:p>312,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float" office:value="1.14559766803763" calcext:value-type="float">
            <text:p>1,14559766803763</text:p>
          </table:table-cell>
          <table:table-cell table:style-name="ce16" table:formula="of:=MIN([.$O$36:.$O$52])" office:value-type="float" office:value="174.967082024" calcext:value-type="float">
            <text:p>174,97</text:p>
          </table:table-cell>
          <table:table-cell table:style-name="ce16" table:formula="of:=MAX([.$O$36:.$O$52])" office:value-type="float" office:value="176.971965075" calcext:value-type="float">
            <text:p>176,97</text:p>
          </table:table-cell>
          <table:table-cell table:style-name="ce16" table:formula="of:=AVERAGE([.$O$36:.$O$52])" office:value-type="float" office:value="175.9695235495" calcext:value-type="float">
            <text:p>175,97</text:p>
          </table:table-cell>
          <table:table-cell table:style-name="ce6" table:formula="of:=[.$G$13]/[.K14]" office:value-type="float" office:value="0.767514289953208" calcext:value-type="float">
            <text:p>0,767514289953208</text:p>
          </table:table-cell>
          <table:table-cell table:style-name="ce16" table:formula="of:=MIN([.$R$36:.$R$52])" office:value-type="float" office:value="245.453863144" calcext:value-type="float">
            <text:p>245,45</text:p>
          </table:table-cell>
          <table:table-cell table:style-name="ce16" table:formula="of:=MAX([.$R$36:.$R$52])" office:value-type="float" office:value="279.853035927" calcext:value-type="float">
            <text:p>279,85</text:p>
          </table:table-cell>
          <table:table-cell table:style-name="ce16" table:formula="of:=AVERAGE([.$R$36:.$R$52])" office:value-type="float" office:value="262.6534495355" calcext:value-type="float">
            <text:p>262,6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float" office:value="1.07932641439747" calcext:value-type="float">
            <text:p>1,07932641439747</text:p>
          </table:table-cell>
          <table:table-cell table:style-name="ce16" table:formula="of:=MIN([.$P$36:.$P$52])" office:value-type="float" office:value="175.127671003" calcext:value-type="float">
            <text:p>175,13</text:p>
          </table:table-cell>
          <table:table-cell table:style-name="ce16" table:formula="of:=MAX([.$P$36:.$P$52])" office:value-type="float" office:value="198.420633078" calcext:value-type="float">
            <text:p>198,42</text:p>
          </table:table-cell>
          <table:table-cell table:style-name="ce16" table:formula="of:=AVERAGE([.$P$36:.$P$52])" office:value-type="float" office:value="186.7741520405" calcext:value-type="float">
            <text:p>186,77</text:p>
          </table:table-cell>
          <table:table-cell table:style-name="ce6" table:formula="of:=[.$G$13]/[.K15]" office:value-type="float" office:value="0.678331021659544" calcext:value-type="float">
            <text:p>0,678331021659544</text:p>
          </table:table-cell>
          <table:table-cell table:style-name="ce16" table:formula="of:=MIN([.$S$36:.$S$52])" office:value-type="float" office:value="279.989536047" calcext:value-type="float">
            <text:p>279,99</text:p>
          </table:table-cell>
          <table:table-cell table:style-name="ce16" table:formula="of:=MAX([.$S$36:.$S$52])" office:value-type="float" office:value="314.381853104" calcext:value-type="float">
            <text:p>314,38</text:p>
          </table:table-cell>
          <table:table-cell table:style-name="ce16" table:formula="of:=AVERAGE([.$S$36:.$S$52])" office:value-type="float" office:value="297.1856945755" calcext:value-type="float">
            <text:p>297,19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B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62273" calcext:value-type="float">
            <text:p>146227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7.149405003" calcext:value-type="float">
            <text:p>327,149405003</text:p>
          </table:table-cell>
          <table:table-cell office:value-type="float" office:value="3.77139902115" calcext:value-type="float">
            <text:p>3,77139902115</text:p>
          </table:table-cell>
          <table:table-cell office:value-type="float" office:value="323.378005981" calcext:value-type="float">
            <text:p>323,378005981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278" calcext:value-type="float">
            <text:p>1462278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87.954456091" calcext:value-type="float">
            <text:p>187,954456091</text:p>
          </table:table-cell>
          <table:table-cell office:value-type="float" office:value="3.51161408424" calcext:value-type="float">
            <text:p>3,51161408424</text:p>
          </table:table-cell>
          <table:table-cell office:value-type="float" office:value="184.442842007" calcext:value-type="float">
            <text:p>184,44284200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126.944786072" calcext:value-type="float">
            <text:p>126,944786072</text:p>
          </table:table-cell>
          <table:table-cell table:style-name="ce5" office:value-type="float" office:value="176.971965075" calcext:value-type="float">
            <text:p>176,971965075</text:p>
          </table:table-cell>
          <table:table-cell table:style-name="ce5" office:value-type="float" office:value="198.420633078" calcext:value-type="float">
            <text:p>198,420633078</text:p>
          </table:table-cell>
          <table:table-cell table:style-name="ce5" office:value-type="float" office:value="323.378005981" calcext:value-type="float">
            <text:p>323,378005981</text:p>
          </table:table-cell>
          <table:table-cell table:style-name="ce5" office:value-type="float" office:value="279.853035927" calcext:value-type="float">
            <text:p>279,853035927</text:p>
          </table:table-cell>
          <table:table-cell table:style-name="ce5" office:value-type="float" office:value="279.989536047" calcext:value-type="float">
            <text:p>279,989536047</text:p>
          </table:table-cell>
        </table:table-row>
        <table:table-row table:style-name="ro1">
          <table:table-cell/>
          <table:table-cell office:value-type="float" office:value="1466691" calcext:value-type="float">
            <text:p>1466691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9.944330931" calcext:value-type="float">
            <text:p>329,944330931</text:p>
          </table:table-cell>
          <table:table-cell office:value-type="float" office:value="3.77492594719" calcext:value-type="float">
            <text:p>3,77492594719</text:p>
          </table:table-cell>
          <table:table-cell office:value-type="float" office:value="326.169404984" calcext:value-type="float">
            <text:p>326,1694049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8.915041208" calcext:value-type="float">
            <text:p>228,915041208</text:p>
          </table:table-cell>
          <table:table-cell table:style-name="ce5" office:value-type="float" office:value="174.967082024" calcext:value-type="float">
            <text:p>174,967082024</text:p>
          </table:table-cell>
          <table:table-cell table:style-name="ce5" office:value-type="float" office:value="175.127671003" calcext:value-type="float">
            <text:p>175,127671003</text:p>
          </table:table-cell>
          <table:table-cell table:style-name="ce5" office:value-type="float" office:value="184.442842007" calcext:value-type="float">
            <text:p>184,442842007</text:p>
          </table:table-cell>
          <table:table-cell table:style-name="ce5" office:value-type="float" office:value="245.453863144" calcext:value-type="float">
            <text:p>245,453863144</text:p>
          </table:table-cell>
          <table:table-cell table:style-name="ce5" office:value-type="float" office:value="314.381853104" calcext:value-type="float">
            <text:p>314,381853104</text:p>
          </table:table-cell>
        </table:table-row>
        <table:table-row table:style-name="ro1">
          <table:table-cell/>
          <table:table-cell office:value-type="float" office:value="1466693" calcext:value-type="float">
            <text:p>1466693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21.263856888" calcext:value-type="float">
            <text:p>421,263856888</text:p>
          </table:table-cell>
          <table:table-cell office:value-type="float" office:value="3.58036780357" calcext:value-type="float">
            <text:p>3,58036780357</text:p>
          </table:table-cell>
          <table:table-cell office:value-type="float" office:value="417.683489084" calcext:value-type="float">
            <text:p>417,68348908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office:value-type="float" office:value="225.596530914" calcext:value-type="float">
            <text:p>225,596530914</text:p>
          </table:table-cell>
          <table:table-cell table:style-name="ce5" table:number-columns-repeated="2"/>
          <table:table-cell table:style-name="ce5" office:value-type="float" office:value="326.169404984" calcext:value-type="float">
            <text:p>326,16940498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279" calcext:value-type="float">
            <text:p>146227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30.781602144" calcext:value-type="float">
            <text:p>130,781602144</text:p>
          </table:table-cell>
          <table:table-cell office:value-type="float" office:value="3.83681607246" calcext:value-type="float">
            <text:p>3,83681607246</text:p>
          </table:table-cell>
          <table:table-cell office:value-type="float" office:value="126.944786072" calcext:value-type="float">
            <text:p>126,94478607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office:value-type="float" office:value="224.904745102" calcext:value-type="float">
            <text:p>224,904745102</text:p>
          </table:table-cell>
          <table:table-cell table:style-name="ce5" table:number-columns-repeated="2"/>
          <table:table-cell table:style-name="ce5" office:value-type="float" office:value="417.683489084" calcext:value-type="float">
            <text:p>417,683489084</text:p>
          </table:table-cell>
          <table:table-cell table:style-name="ce5" table:number-columns-repeated="2"/>
        </table:table-row>
        <table:table-row table:style-name="ro1">
          <table:table-cell/>
          <table:table-cell office:value-type="float" office:value="1462280" calcext:value-type="float">
            <text:p>146228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32.547084093" calcext:value-type="float">
            <text:p>232,547084093</text:p>
          </table:table-cell>
          <table:table-cell office:value-type="float" office:value="3.63204288483" calcext:value-type="float">
            <text:p>3,63204288483</text:p>
          </table:table-cell>
          <table:table-cell office:value-type="float" office:value="228.915041208" calcext:value-type="float">
            <text:p>228,91504120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5" calcext:value-type="float">
            <text:p>146669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9.274407864" calcext:value-type="float">
            <text:p>229,274407864</text:p>
          </table:table-cell>
          <table:table-cell office:value-type="float" office:value="3.67787694931" calcext:value-type="float">
            <text:p>3,67787694931</text:p>
          </table:table-cell>
          <table:table-cell office:value-type="float" office:value="225.596530914" calcext:value-type="float">
            <text:p>225,59653091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6696" calcext:value-type="float">
            <text:p>1466696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9.095047951" calcext:value-type="float">
            <text:p>229,095047951</text:p>
          </table:table-cell>
          <table:table-cell office:value-type="float" office:value="4.19030284882" calcext:value-type="float">
            <text:p>4,19030284882</text:p>
          </table:table-cell>
          <table:table-cell office:value-type="float" office:value="224.904745102" calcext:value-type="float">
            <text:p>224,904745102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478799" calcext:value-type="float">
            <text:p>1478799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281.173482895" calcext:value-type="float">
            <text:p>281,173482895</text:p>
          </table:table-cell>
          <table:table-cell office:value-type="float" office:value="1.32044696808" calcext:value-type="float">
            <text:p>1,32044696808</text:p>
          </table:table-cell>
          <table:table-cell office:value-type="float" office:value="279.853035927" calcext:value-type="float">
            <text:p>279,85303592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0" calcext:value-type="float">
            <text:p>1478800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246.526448965" calcext:value-type="float">
            <text:p>246,526448965</text:p>
          </table:table-cell>
          <table:table-cell office:value-type="float" office:value="1.07258582115" calcext:value-type="float">
            <text:p>1,07258582115</text:p>
          </table:table-cell>
          <table:table-cell office:value-type="float" office:value="245.453863144" calcext:value-type="float">
            <text:p>245,45386314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2" calcext:value-type="float">
            <text:p>1478802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80.506136894" calcext:value-type="float">
            <text:p>180,506136894</text:p>
          </table:table-cell>
          <table:table-cell office:value-type="float" office:value="3.53417181969" calcext:value-type="float">
            <text:p>3,53417181969</text:p>
          </table:table-cell>
          <table:table-cell office:value-type="float" office:value="176.971965075" calcext:value-type="float">
            <text:p>176,971965075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5" calcext:value-type="float">
            <text:p>1478805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178.285836935" calcext:value-type="float">
            <text:p>178,285836935</text:p>
          </table:table-cell>
          <table:table-cell office:value-type="float" office:value="3.31875491142" calcext:value-type="float">
            <text:p>3,31875491142</text:p>
          </table:table-cell>
          <table:table-cell office:value-type="float" office:value="174.967082024" calcext:value-type="float">
            <text:p>174,967082024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78806" calcext:value-type="float">
            <text:p>1478806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81.091070175" calcext:value-type="float">
            <text:p>281,091070175</text:p>
          </table:table-cell>
          <table:table-cell office:value-type="float" office:value="1.10153412819" calcext:value-type="float">
            <text:p>1,10153412819</text:p>
          </table:table-cell>
          <table:table-cell office:value-type="float" office:value="279.989536047" calcext:value-type="float">
            <text:p>279,989536047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7" calcext:value-type="float">
            <text:p>1478807</text:p>
          </table:table-cell>
          <table:table-cell office:value-type="string" calcext:value-type="string">
            <text:p>auto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315.245289087" calcext:value-type="float">
            <text:p>315,245289087</text:p>
          </table:table-cell>
          <table:table-cell office:value-type="float" office:value="0.863435983658" calcext:value-type="float">
            <text:p>0,863435983658</text:p>
          </table:table-cell>
          <table:table-cell office:value-type="float" office:value="314.381853104" calcext:value-type="float">
            <text:p>314,381853104</text:p>
          </table:table-cell>
          <table:table-cell office:value-type="float" office:value="3168" calcext:value-type="float">
            <text:p>3168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09" calcext:value-type="float">
            <text:p>1478809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01.822211981" calcext:value-type="float">
            <text:p>201,822211981</text:p>
          </table:table-cell>
          <table:table-cell office:value-type="float" office:value="3.4015789032" calcext:value-type="float">
            <text:p>3,4015789032</text:p>
          </table:table-cell>
          <table:table-cell office:value-type="float" office:value="198.420633078" calcext:value-type="float">
            <text:p>198,42063307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78810" calcext:value-type="float">
            <text:p>1478810</text:p>
          </table:table-cell>
          <table:table-cell office:value-type="string" calcext:value-type="string">
            <text:p>userparallel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178.436532974" calcext:value-type="float">
            <text:p>178,436532974</text:p>
          </table:table-cell>
          <table:table-cell office:value-type="float" office:value="3.3088619709" calcext:value-type="float">
            <text:p>3,3088619709</text:p>
          </table:table-cell>
          <table:table-cell office:value-type="float" office:value="175.127671003" calcext:value-type="float">
            <text:p>175,127671003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table:style-name="ce5" table:number-columns-repeated="6"/>
        </table:table-row>
      </table:table>
      <table:table table:name="Gemm" table:style-name="ta1">
        <table:shapes>
          <draw:frame draw:z-index="0" draw:style-name="gr1" draw:text-style-name="P1" svg:width="115.37mm" svg:height="83.94mm" svg:x="307.88mm" svg:y="45.35mm">
            <loext:p draw:notify-on-update-of-ranges="Gemm.C13:Gemm.C15 Gemm.D11:Gemm.D12 Gemm.D13:Gemm.D15 Gemm.H11:Gemm.H12 Gemm.H13:Gemm.H15 Gemm.E11:Gemm.E12 Gemm.E13:Gemm.E15 Gemm.F11:Gemm.F12 Gemm.F13:Gemm.F15 Gemm.G11:Gemm.G12 Gemm.G13:Gemm.G15 Gemm.I11:Gemm.I12 Gemm.I13:Gemm.I15 Gemm.J11:Gemm.J12 Gemm.J13:Gemm.J15 Gemm.K11:Gemm.K12 Gemm.K13:Gemm.K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Gemm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MSIZE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M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5841" calcext:value-type="float">
            <text:p>1465841</text:p>
          </table:table-cell>
          <table:table-cell office:value-type="string" calcext:value-type="string">
            <text:p>auto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4.330343008" calcext:value-type="float">
            <text:p>294,330343008</text:p>
          </table:table-cell>
          <table:table-cell office:value-type="float" office:value="9.17774915695" calcext:value-type="float">
            <text:p>9,17774915695</text:p>
          </table:table-cell>
          <table:table-cell office:value-type="float" office:value="285.152593851" calcext:value-type="float">
            <text:p>285,152593851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/>
          <table:table-cell office:value-type="float" office:value="1768504" calcext:value-type="float">
            <text:p>1768504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14.765535831" calcext:value-type="float">
            <text:p>314,765535831</text:p>
          </table:table-cell>
          <table:table-cell office:value-type="float" office:value="8.05705881119" calcext:value-type="float">
            <text:p>8,05705881119</text:p>
          </table:table-cell>
          <table:table-cell office:value-type="float" office:value="306.70847702" calcext:value-type="float">
            <text:p>306,70847702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07" calcext:value-type="float">
            <text:p>1768507</text:p>
          </table:table-cell>
          <table:table-cell office:value-type="string" calcext:value-type="string">
            <text:p>autoparallel LT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07.237142086" calcext:value-type="float">
            <text:p>307,237142086</text:p>
          </table:table-cell>
          <table:table-cell office:value-type="float" office:value="4.63420701027" calcext:value-type="float">
            <text:p>4,63420701027</text:p>
          </table:table-cell>
          <table:table-cell office:value-type="float" office:value="302.602935076" calcext:value-type="float">
            <text:p>302,602935076</text:p>
          </table:table-cell>
          <table:table-cell office:value-type="float" office:value="4128" calcext:value-type="float">
            <text:p>4128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/>
          <table:table-cell office:value-type="float" office:value="1768509" calcext:value-type="float">
            <text:p>1768509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50.242198944" calcext:value-type="float">
            <text:p>350,242198944</text:p>
          </table:table-cell>
          <table:table-cell office:value-type="float" office:value="9.63560295105" calcext:value-type="float">
            <text:p>9,63560295105</text:p>
          </table:table-cell>
          <table:table-cell office:value-type="float" office:value="340.606595993" calcext:value-type="float">
            <text:p>340,606595993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10" calcext:value-type="float">
            <text:p>1768510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11.094332933" calcext:value-type="float">
            <text:p>411,094332933</text:p>
          </table:table-cell>
          <table:table-cell office:value-type="float" office:value="9.39223909378" calcext:value-type="float">
            <text:p>9,39223909378</text:p>
          </table:table-cell>
          <table:table-cell office:value-type="float" office:value="401.70209384" calcext:value-type="float">
            <text:p>401,70209384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65843" calcext:value-type="float">
            <text:p>1465843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1.464730024" calcext:value-type="float">
            <text:p>321,464730024</text:p>
          </table:table-cell>
          <table:table-cell office:value-type="float" office:value="9.24038410187" calcext:value-type="float">
            <text:p>9,24038410187</text:p>
          </table:table-cell>
          <table:table-cell office:value-type="float" office:value="312.224345922" calcext:value-type="float">
            <text:p>312,22434592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65844" calcext:value-type="float">
            <text:p>1465844</text:p>
          </table:table-cell>
          <table:table-cell office:value-type="string" calcext:value-type="string">
            <text:p>userparallel</text:p>
          </table:table-cell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2.465151787" calcext:value-type="float">
            <text:p>312,465151787</text:p>
          </table:table-cell>
          <table:table-cell office:value-type="float" office:value="9.13994884491" calcext:value-type="float">
            <text:p>9,13994884491</text:p>
          </table:table-cell>
          <table:table-cell office:value-type="float" office:value="303.325202942" calcext:value-type="float">
            <text:p>303,325202942</text:p>
          </table:table-cell>
          <table:table-cell office:value-type="float" office:value="36864" calcext:value-type="float">
            <text:p>36864</text:p>
          </table:table-cell>
          <table:table-cell table:number-columns-repeated="3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 table:number-rows-repeated="3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</table:table>
      <table:table table:name="FDTD_1D" table:style-name="ta1">
        <table:shapes>
          <draw:frame draw:z-index="0" draw:style-name="gr1" draw:text-style-name="P1" svg:width="115.37mm" svg:height="83.94mm" svg:x="307.88mm" svg:y="45.35mm">
            <loext:p draw:notify-on-update-of-ranges="FDTD_1D.C13:FDTD_1D.C15 FDTD_1D.D11:FDTD_1D.D12 FDTD_1D.D13:FDTD_1D.D15 FDTD_1D.H11:FDTD_1D.H12 FDTD_1D.H13:FDTD_1D.H15 FDTD_1D.E11:FDTD_1D.E12 FDTD_1D.E13:FDTD_1D.E15 FDTD_1D.F11:FDTD_1D.F12 FDTD_1D.F13:FDTD_1D.F15 FDTD_1D.G11:FDTD_1D.G12 FDTD_1D.G13:FDTD_1D.G15 FDTD_1D.I11:FDTD_1D.I12 FDTD_1D.I13:FDTD_1D.I15 FDTD_1D.J11:FDTD_1D.J12 FDTD_1D.J13:FDTD_1D.J15 FDTD_1D.K11:FDTD_1D.K12 FDTD_1D.K13:FDTD_1D.K1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FDTD 1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39390" calcext:value-type="float">
            <text:p>1439390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2.585547924" calcext:value-type="float">
            <text:p>102,585547924</text:p>
          </table:table-cell>
          <table:table-cell office:value-type="float" office:value="3.33900904655" calcext:value-type="float">
            <text:p>3,33900904655</text:p>
          </table:table-cell>
          <table:table-cell office:value-type="float" office:value="99.2465388775" calcext:value-type="float">
            <text:p>99,246538877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68" calcext:value-type="float">
            <text:p>1457868</text:p>
          </table:table-cell>
          <table:table-cell office:value-type="string" calcext:value-type="string">
            <text:p>auto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9.211846113" calcext:value-type="float">
            <text:p>119,211846113</text:p>
          </table:table-cell>
          <table:table-cell office:value-type="float" office:value="3.21654605865" calcext:value-type="float">
            <text:p>3,21654605865</text:p>
          </table:table-cell>
          <table:table-cell office:value-type="float" office:value="115.995300055" calcext:value-type="float">
            <text:p>115,995300055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39395" calcext:value-type="float">
            <text:p>1439395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.073707104" calcext:value-type="float">
            <text:p>106,073707104</text:p>
          </table:table-cell>
          <table:table-cell office:value-type="float" office:value="3.34105706215" calcext:value-type="float">
            <text:p>3,34105706215</text:p>
          </table:table-cell>
          <table:table-cell office:value-type="float" office:value="102.732650042" calcext:value-type="float">
            <text:p>102,732650042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39396" calcext:value-type="float">
            <text:p>1439396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6.311005116" calcext:value-type="float">
            <text:p>106,311005116</text:p>
          </table:table-cell>
          <table:table-cell office:value-type="float" office:value="3.10519504547" calcext:value-type="float">
            <text:p>3,10519504547</text:p>
          </table:table-cell>
          <table:table-cell office:value-type="float" office:value="103.20581007" calcext:value-type="float">
            <text:p>103,20581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69" calcext:value-type="float">
            <text:p>1457869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16.932310104" calcext:value-type="float">
            <text:p>116,932310104</text:p>
          </table:table-cell>
          <table:table-cell office:value-type="float" office:value="3.27198696136" calcext:value-type="float">
            <text:p>3,27198696136</text:p>
          </table:table-cell>
          <table:table-cell office:value-type="float" office:value="113.660323143" calcext:value-type="float">
            <text:p>113,66032314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870" calcext:value-type="float">
            <text:p>1457870</text:p>
          </table:table-cell>
          <table:table-cell office:value-type="string" calcext:value-type="string">
            <text:p>userparallel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0.241527081" calcext:value-type="float">
            <text:p>120,241527081</text:p>
          </table:table-cell>
          <table:table-cell office:value-type="float" office:value="3.15033507347" calcext:value-type="float">
            <text:p>3,15033507347</text:p>
          </table:table-cell>
          <table:table-cell office:value-type="float" office:value="117.091192007" calcext:value-type="float">
            <text:p>117,091192007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</table:table>
      <table:table table:name="Floyd" table:style-name="ta1">
        <table:shapes>
          <draw:frame draw:z-index="0" draw:style-name="gr1" draw:text-style-name="P1" svg:width="115.37mm" svg:height="83.94mm" svg:x="307.88mm" svg:y="45.35mm">
            <loext:p draw:notify-on-update-of-ranges="Floyd.C13:Floyd.C15 Floyd.D11:Floyd.D12 Floyd.D13:Floyd.D15 Floyd.H11:Floyd.H12 Floyd.H13:Floyd.H15 Floyd.E11:Floyd.E12 Floyd.E13:Floyd.E15 Floyd.F11:Floyd.F12 Floyd.F13:Floyd.F15 Floyd.G11:Floyd.G12 Floyd.G13:Floyd.G15 Floyd.I11:Floyd.I12 Floyd.I13:Floyd.I15 Floyd.J11:Floyd.J12 Floyd.J13:Floyd.J15 Floyd.K11:Floyd.K12 Floyd.K13:Floyd.K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Floy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32" calcext:value-type="float">
            <text:p>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3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75387" calcext:value-type="float">
            <text:p>1475387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2.6578440666" calcext:value-type="float">
            <text:p>22,6578440666</text:p>
          </table:table-cell>
          <table:table-cell office:value-type="float" office:value="2.93785905838" calcext:value-type="float">
            <text:p>2,93785905838</text:p>
          </table:table-cell>
          <table:table-cell office:value-type="float" office:value="19.7199850082" calcext:value-type="float">
            <text:p>19,71998500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88" calcext:value-type="float">
            <text:p>1475388</text:p>
          </table:table-cell>
          <table:table-cell office:value-type="string" calcext:value-type="string">
            <text:p>auto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2.8335211277" calcext:value-type="float">
            <text:p>22,8335211277</text:p>
          </table:table-cell>
          <table:table-cell office:value-type="float" office:value="3.12281012535" calcext:value-type="float">
            <text:p>3,12281012535</text:p>
          </table:table-cell>
          <table:table-cell office:value-type="float" office:value="19.7107110023" calcext:value-type="float">
            <text:p>19,710711002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/>
          <table:table-cell office:value-type="float" office:value="1768496" calcext:value-type="float">
            <text:p>1768496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95.6730868816" calcext:value-type="float">
            <text:p>95,6730868816</text:p>
          </table:table-cell>
          <table:table-cell office:value-type="float" office:value="1.14765691757" calcext:value-type="float">
            <text:p>1,14765691757</text:p>
          </table:table-cell>
          <table:table-cell office:value-type="float" office:value="94.5254299641" calcext:value-type="float">
            <text:p>94,5254299641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498" calcext:value-type="float">
            <text:p>1768498</text:p>
          </table:table-cell>
          <table:table-cell office:value-type="string" calcext:value-type="string">
            <text:p>autoparallel LT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71.0519878864" calcext:value-type="float">
            <text:p>71,0519878864</text:p>
          </table:table-cell>
          <table:table-cell office:value-type="float" office:value="3.27817296982" calcext:value-type="float">
            <text:p>3,27817296982</text:p>
          </table:table-cell>
          <table:table-cell office:value-type="float" office:value="67.7738149166" calcext:value-type="float">
            <text:p>67,7738149166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4"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/>
          <table:table-cell office:value-type="float" office:value="1768502" calcext:value-type="float">
            <text:p>1768502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52.9317851067" calcext:value-type="float">
            <text:p>52,9317851067</text:p>
          </table:table-cell>
          <table:table-cell office:value-type="float" office:value="3.66882514954" calcext:value-type="float">
            <text:p>3,66882514954</text:p>
          </table:table-cell>
          <table:table-cell office:value-type="float" office:value="49.2629599571" calcext:value-type="float">
            <text:p>49,2629599571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768503" calcext:value-type="float">
            <text:p>1768503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50.4260158539" calcext:value-type="float">
            <text:p>50,4260158539</text:p>
          </table:table-cell>
          <table:table-cell office:value-type="float" office:value="3.40641498566" calcext:value-type="float">
            <text:p>3,40641498566</text:p>
          </table:table-cell>
          <table:table-cell office:value-type="float" office:value="47.0196008682" calcext:value-type="float">
            <text:p>47,0196008682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90" calcext:value-type="float">
            <text:p>1475390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32.1241669655" calcext:value-type="float">
            <text:p>32,1241669655</text:p>
          </table:table-cell>
          <table:table-cell office:value-type="float" office:value="3.5926129818" calcext:value-type="float">
            <text:p>3,5926129818</text:p>
          </table:table-cell>
          <table:table-cell office:value-type="float" office:value="28.5315539837" calcext:value-type="float">
            <text:p>28,5315539837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/>
          <table:table-cell office:value-type="float" office:value="1475391" calcext:value-type="float">
            <text:p>1475391</text:p>
          </table:table-cell>
          <table:table-cell office:value-type="string" calcext:value-type="string">
            <text:p>userparallel</text:p>
          </table:table-cell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31.8294501305" calcext:value-type="float">
            <text:p>31,8294501305</text:p>
          </table:table-cell>
          <table:table-cell office:value-type="float" office:value="3.32996201515" calcext:value-type="float">
            <text:p>3,32996201515</text:p>
          </table:table-cell>
          <table:table-cell office:value-type="float" office:value="28.4994881153" calcext:value-type="float">
            <text:p>28,4994881153</text:p>
          </table:table-cell>
          <table:table-cell office:value-type="float" office:value="8400" calcext:value-type="float">
            <text:p>8400</text:p>
          </table:table-cell>
          <table:table-cell table:number-columns-repeated="3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 table:number-rows-repeated="4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8"/>
          <table:table-cell table:style-name="ce5" table:number-columns-repeated="6"/>
        </table:table-row>
        <table:table-row table:style-name="ro1">
          <table:table-cell table:number-columns-repeated="2"/>
          <table:table-cell table:style-name="ce23"/>
          <table:table-cell/>
          <table:table-cell table:style-name="ce23"/>
          <table:table-cell table:number-columns-repeated="14"/>
        </table:table-row>
      </table:table>
      <table:table table:name="Jacobi_1D" table:style-name="ta1">
        <table:shapes>
          <draw:frame draw:z-index="0" draw:style-name="gr1" draw:text-style-name="P1" svg:width="115.37mm" svg:height="83.94mm" svg:x="307.88mm" svg:y="45.35mm">
            <loext:p draw:notify-on-update-of-ranges="Jacobi_1D.C13:Jacobi_1D.C15 Jacobi_1D.D11:Jacobi_1D.D12 Jacobi_1D.D13:Jacobi_1D.D15 Jacobi_1D.H11:Jacobi_1D.H12 Jacobi_1D.H13:Jacobi_1D.H15 Jacobi_1D.E11:Jacobi_1D.E12 Jacobi_1D.E13:Jacobi_1D.E15 Jacobi_1D.F11:Jacobi_1D.F12 Jacobi_1D.F13:Jacobi_1D.F15 Jacobi_1D.G11:Jacobi_1D.G12 Jacobi_1D.G13:Jacobi_1D.G15 Jacobi_1D.I11:Jacobi_1D.I12 Jacobi_1D.I13:Jacobi_1D.I15 Jacobi_1D.J11:Jacobi_1D.J12 Jacobi_1D.J13:Jacobi_1D.J15 Jacobi_1D.K11:Jacobi_1D.K12 Jacobi_1D.K13:Jacobi_1D.K1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Jacobi 1D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office:value-type="float" office:value="1000" calcext:value-type="float">
            <text:p>1000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768511" calcext:value-type="float">
            <text:p>1768511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48.35077095" calcext:value-type="float">
            <text:p>448,35077095</text:p>
          </table:table-cell>
          <table:table-cell office:value-type="float" office:value="7.8824608326" calcext:value-type="float">
            <text:p>7,8824608326</text:p>
          </table:table-cell>
          <table:table-cell office:value-type="float" office:value="440.468310118" calcext:value-type="float">
            <text:p>440,468310118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4" calcext:value-type="float">
            <text:p>1768514</text:p>
          </table:table-cell>
          <table:table-cell office:value-type="string" calcext:value-type="string">
            <text:p>autoparallel LT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5.478852034" calcext:value-type="float">
            <text:p>295,478852034</text:p>
          </table:table-cell>
          <table:table-cell office:value-type="float" office:value="5.03087306023" calcext:value-type="float">
            <text:p>5,03087306023</text:p>
          </table:table-cell>
          <table:table-cell office:value-type="float" office:value="290.447978973" calcext:value-type="float">
            <text:p>290,447978973</text:p>
          </table:table-cell>
          <table:table-cell office:value-type="float" office:value="3044" calcext:value-type="float">
            <text:p>304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62085" calcext:value-type="float">
            <text:p>1462085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685865164" calcext:value-type="float">
            <text:p>128,685865164</text:p>
          </table:table-cell>
          <table:table-cell table:style-name="ce24" office:value-type="float" office:value="5.98971605301" calcext:value-type="float">
            <text:p>5,98971605301</text:p>
          </table:table-cell>
          <table:table-cell table:style-name="ce24" office:value-type="float" office:value="122.696149111" calcext:value-type="float">
            <text:p>122,696149111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772" calcext:value-type="float">
            <text:p>1462772</text:p>
          </table:table-cell>
          <table:table-cell office:value-type="string" calcext:value-type="string">
            <text:p>auto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28.091621876" calcext:value-type="float">
            <text:p>128,091621876</text:p>
          </table:table-cell>
          <table:table-cell table:style-name="ce25" office:value-type="float" office:value="5.92243885994" calcext:value-type="float">
            <text:p>5,92243885994</text:p>
          </table:table-cell>
          <table:table-cell table:style-name="ce25" office:value-type="float" office:value="122.169183016" calcext:value-type="float">
            <text:p>122,169183016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57899" calcext:value-type="float">
            <text:p>1457899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6.800125837" calcext:value-type="float">
            <text:p>136,800125837</text:p>
          </table:table-cell>
          <table:table-cell table:style-name="ce24" office:value-type="float" office:value="6.05826091766" calcext:value-type="float">
            <text:p>6,05826091766</text:p>
          </table:table-cell>
          <table:table-cell table:style-name="ce24" office:value-type="float" office:value="130.74186492" calcext:value-type="float">
            <text:p>130,7418649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900" calcext:value-type="float">
            <text:p>1457900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132.119667053" calcext:value-type="float">
            <text:p>132,119667053</text:p>
          </table:table-cell>
          <table:table-cell table:style-name="ce24" office:value-type="float" office:value="5.94565391541" calcext:value-type="float">
            <text:p>5,94565391541</text:p>
          </table:table-cell>
          <table:table-cell table:style-name="ce24" office:value-type="float" office:value="126.174013138" calcext:value-type="float">
            <text:p>126,174013138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5" calcext:value-type="float">
            <text:p>1768515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80.042114019" calcext:value-type="float">
            <text:p>180,042114019</text:p>
          </table:table-cell>
          <table:table-cell office:value-type="float" office:value="6.58913397789" calcext:value-type="float">
            <text:p>6,58913397789</text:p>
          </table:table-cell>
          <table:table-cell office:value-type="float" office:value="173.452980042" calcext:value-type="float">
            <text:p>173,45298004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6" calcext:value-type="float">
            <text:p>1768516</text:p>
          </table:table-cell>
          <table:table-cell office:value-type="string" calcext:value-type="string">
            <text:p>userparallel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19.910542965" calcext:value-type="float">
            <text:p>219,910542965</text:p>
          </table:table-cell>
          <table:table-cell office:value-type="float" office:value="6.70308995247" calcext:value-type="float">
            <text:p>6,70308995247</text:p>
          </table:table-cell>
          <table:table-cell office:value-type="float" office:value="213.207453012" calcext:value-type="float">
            <text:p>213,207453012</text:p>
          </table:table-cell>
          <table:table-cell office:value-type="float" office:value="21960" calcext:value-type="float">
            <text:p>21960</text:p>
          </table:table-cell>
          <table:table-cell table:number-columns-repeated="2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768517" calcext:value-type="float">
            <text:p>1768517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70.688160896" calcext:value-type="float">
            <text:p>170,688160896</text:p>
          </table:table-cell>
          <table:table-cell office:value-type="float" office:value="0.799610853195" calcext:value-type="float">
            <text:p>0,799610853195</text:p>
          </table:table-cell>
          <table:table-cell office:value-type="float" office:value="169.888550043" calcext:value-type="float">
            <text:p>169,888550043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768519" calcext:value-type="float">
            <text:p>1768519</text:p>
          </table:table-cell>
          <table:table-cell office:value-type="string" calcext:value-type="string">
            <text:p>autoparallel LT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25.714011192" calcext:value-type="float">
            <text:p>125,714011192</text:p>
          </table:table-cell>
          <table:table-cell office:value-type="float" office:value="0.724110126495" calcext:value-type="float">
            <text:p>0,724110126495</text:p>
          </table:table-cell>
          <table:table-cell office:value-type="float" office:value="124.989901066" calcext:value-type="float">
            <text:p>124,989901066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57901" calcext:value-type="float">
            <text:p>1457901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8.8880710602" calcext:value-type="float">
            <text:p>28,8880710602</text:p>
          </table:table-cell>
          <table:table-cell office:value-type="float" office:value="3.13413214684" calcext:value-type="float">
            <text:p>3,13413214684</text:p>
          </table:table-cell>
          <table:table-cell office:value-type="float" office:value="25.7539389133" calcext:value-type="float">
            <text:p>25,7539389133</text:p>
          </table:table-cell>
          <table:table-cell office:value-type="float" office:value="7680" calcext:value-type="float">
            <text:p>768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57903" calcext:value-type="float">
            <text:p>1457903</text:p>
          </table:table-cell>
          <table:table-cell office:value-type="string" calcext:value-type="string">
            <text:p>auto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8.4015841484" calcext:value-type="float">
            <text:p>28,4015841484</text:p>
          </table:table-cell>
          <table:table-cell office:value-type="float" office:value="2.99074196815" calcext:value-type="float">
            <text:p>2,99074196815</text:p>
          </table:table-cell>
          <table:table-cell office:value-type="float" office:value="25.4108421803" calcext:value-type="float">
            <text:p>25,4108421803</text:p>
          </table:table-cell>
          <table:table-cell office:value-type="float" office:value="7680" calcext:value-type="float">
            <text:p>768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768522" calcext:value-type="float">
            <text:p>1768522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5.0786619186" calcext:value-type="float">
            <text:p>45,0786619186</text:p>
          </table:table-cell>
          <table:table-cell office:value-type="float" office:value="3.30833601952" calcext:value-type="float">
            <text:p>3,30833601952</text:p>
          </table:table-cell>
          <table:table-cell office:value-type="float" office:value="41.7703258991" calcext:value-type="float">
            <text:p>41,7703258991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68523" calcext:value-type="float">
            <text:p>1768523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48.5772869587" calcext:value-type="float">
            <text:p>48,5772869587</text:p>
          </table:table-cell>
          <table:table-cell office:value-type="float" office:value="3.06755518913" calcext:value-type="float">
            <text:p>3,06755518913</text:p>
          </table:table-cell>
          <table:table-cell office:value-type="float" office:value="45.5097317696" calcext:value-type="float">
            <text:p>45,5097317696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7904" calcext:value-type="float">
            <text:p>1457904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29.2482259274" calcext:value-type="float">
            <text:p>29,2482259274</text:p>
          </table:table-cell>
          <table:table-cell office:value-type="float" office:value="3.28738498688" calcext:value-type="float">
            <text:p>3,28738498688</text:p>
          </table:table-cell>
          <table:table-cell office:value-type="float" office:value="25.9608409405" calcext:value-type="float">
            <text:p>25,9608409405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57905" calcext:value-type="float">
            <text:p>1457905</text:p>
          </table:table-cell>
          <table:table-cell office:value-type="string" calcext:value-type="string">
            <text:p>userparallel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9.1708359718" calcext:value-type="float">
            <text:p>29,1708359718</text:p>
          </table:table-cell>
          <table:table-cell office:value-type="float" office:value="3.00718998909" calcext:value-type="float">
            <text:p>3,00718998909</text:p>
          </table:table-cell>
          <table:table-cell office:value-type="float" office:value="26.1636459827" calcext:value-type="float">
            <text:p>26,1636459827</text:p>
          </table:table-cell>
          <table:table-cell office:value-type="float" office:value="7680" calcext:value-type="float">
            <text:p>7680</text:p>
          </table:table-cell>
          <table:table-cell table:number-columns-repeated="8"/>
        </table:table-row>
      </table:table>
      <table:table table:name="Seidel" table:style-name="ta1">
        <table:shapes>
          <draw:frame draw:z-index="0" draw:style-name="gr1" draw:text-style-name="P1" svg:width="115.37mm" svg:height="83.94mm" svg:x="307.88mm" svg:y="45.35mm">
            <loext:p draw:notify-on-update-of-ranges="Seidel.C13:Seidel.C15 Seidel.D11:Seidel.D12 Seidel.D13:Seidel.D15 Seidel.H11:Seidel.H12 Seidel.H13:Seidel.H15 Seidel.E11:Seidel.E12 Seidel.E13:Seidel.E15 Seidel.F11:Seidel.F12 Seidel.F13:Seidel.F15 Seidel.G11:Seidel.G12 Seidel.G13:Seidel.G15 Seidel.I11:Seidel.I12 Seidel.I13:Seidel.I15 Seidel.J11:Seidel.J12 Seidel.J13:Seidel.J15 Seidel.K11:Seidel.K12 Seidel.K13:Seidel.K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APPLICATION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Seide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PARAMETERS: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NSIZ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" office:value-type="string" calcext:value-type="string">
            <text:p>TSIZE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GENERATED PLOTS</text:p>
          </table:table-cell>
          <table:table-cell table:style-name="ce2" table:number-columns-repeated="10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UserParallel</text:p>
          </table:table-cell>
          <table:table-cell table:style-name="ce4" table:number-columns-repeated="2"/>
          <table:table-cell table:style-name="ce4" office:value-type="string" calcext:value-type="string">
            <text:p>UserParallel</text:p>
          </table:table-cell>
          <table:table-cell table:style-name="ce4" office:value-type="string" calcext:value-type="string">
            <text:p>AutoParallel</text:p>
          </table:table-cell>
          <table:table-cell table:style-name="ce4" table:number-columns-repeated="2"/>
          <table:table-cell table:style-name="ce4" office:value-type="string" calcext:value-type="string">
            <text:p>AutoParallel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" office:value-type="string" calcext:value-type="string">
            <text:p>NumWorkers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SpeedUp</text:p>
          </table:table-cell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Execution Ti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1 (48)</text:p>
          </table:table-cell>
          <table:table-cell table:style-name="ce6" table:formula="of:=[.$G$13]/[.G13]" office:value-type="string" office:string-value="" calcext:value-type="error">
            <text:p>#DIV/0!</text:p>
          </table:table-cell>
          <table:table-cell table:style-name="ce16" table:formula="of:=MIN([.$N$36:.$N$52])" office:value-type="float" office:value="0" calcext:value-type="float">
            <text:p>0,00</text:p>
          </table:table-cell>
          <table:table-cell table:style-name="ce16" table:formula="of:=MAX([.$N$36:.$N$52])" office:value-type="float" office:value="0" calcext:value-type="float">
            <text:p>0,00</text:p>
          </table:table-cell>
          <table:table-cell table:style-name="ce16" table:formula="of:=AVERAGE([.$N$36:.$N$52])" office:value-type="string" office:string-value="" calcext:value-type="error">
            <text:p>#DIV/0!</text:p>
          </table:table-cell>
          <table:table-cell table:style-name="ce6" table:formula="of:=[.$G$13]/[.K13]" office:value-type="string" office:string-value="" calcext:value-type="error">
            <text:p>#DIV/0!</text:p>
          </table:table-cell>
          <table:table-cell table:style-name="ce16" table:formula="of:=MIN([.$Q$36:.$Q$52])" office:value-type="float" office:value="0" calcext:value-type="float">
            <text:p>0,00</text:p>
          </table:table-cell>
          <table:table-cell table:style-name="ce16" table:formula="of:=MAX([.$Q$36:.$Q$52])" office:value-type="float" office:value="0" calcext:value-type="float">
            <text:p>0,00</text:p>
          </table:table-cell>
          <table:table-cell table:style-name="ce16" table:formula="of:=AVERAGE([.$Q$36:.$Q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2 (96)</text:p>
          </table:table-cell>
          <table:table-cell table:style-name="ce6" table:formula="of:=[.$G$13]/[.G14]" office:value-type="string" office:string-value="" calcext:value-type="error">
            <text:p>#DIV/0!</text:p>
          </table:table-cell>
          <table:table-cell table:style-name="ce16" table:formula="of:=MIN([.$O$36:.$O$52])" office:value-type="float" office:value="0" calcext:value-type="float">
            <text:p>0,00</text:p>
          </table:table-cell>
          <table:table-cell table:style-name="ce16" table:formula="of:=MAX([.$O$36:.$O$52])" office:value-type="float" office:value="0" calcext:value-type="float">
            <text:p>0,00</text:p>
          </table:table-cell>
          <table:table-cell table:style-name="ce16" table:formula="of:=AVERAGE([.$O$36:.$O$52])" office:value-type="string" office:string-value="" calcext:value-type="error">
            <text:p>#DIV/0!</text:p>
          </table:table-cell>
          <table:table-cell table:style-name="ce6" table:formula="of:=[.$G$13]/[.K14]" office:value-type="string" office:string-value="" calcext:value-type="error">
            <text:p>#DIV/0!</text:p>
          </table:table-cell>
          <table:table-cell table:style-name="ce16" table:formula="of:=MIN([.$R$36:.$R$52])" office:value-type="float" office:value="0" calcext:value-type="float">
            <text:p>0,00</text:p>
          </table:table-cell>
          <table:table-cell table:style-name="ce16" table:formula="of:=MAX([.$R$36:.$R$52])" office:value-type="float" office:value="0" calcext:value-type="float">
            <text:p>0,00</text:p>
          </table:table-cell>
          <table:table-cell table:style-name="ce16" table:formula="of:=AVERAGE([.$R$36:.$R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4 (192)</text:p>
          </table:table-cell>
          <table:table-cell table:style-name="ce6" table:formula="of:=[.$G$13]/[.G15]" office:value-type="string" office:string-value="" calcext:value-type="error">
            <text:p>#DIV/0!</text:p>
          </table:table-cell>
          <table:table-cell table:style-name="ce16" table:formula="of:=MIN([.$P$36:.$P$52])" office:value-type="float" office:value="0" calcext:value-type="float">
            <text:p>0,00</text:p>
          </table:table-cell>
          <table:table-cell table:style-name="ce16" table:formula="of:=MAX([.$P$36:.$P$52])" office:value-type="float" office:value="0" calcext:value-type="float">
            <text:p>0,00</text:p>
          </table:table-cell>
          <table:table-cell table:style-name="ce16" table:formula="of:=AVERAGE([.$P$36:.$P$52])" office:value-type="string" office:string-value="" calcext:value-type="error">
            <text:p>#DIV/0!</text:p>
          </table:table-cell>
          <table:table-cell table:style-name="ce6" table:formula="of:=[.$G$13]/[.K15]" office:value-type="string" office:string-value="" calcext:value-type="error">
            <text:p>#DIV/0!</text:p>
          </table:table-cell>
          <table:table-cell table:style-name="ce16" table:formula="of:=MIN([.$S$36:.$S$52])" office:value-type="float" office:value="0" calcext:value-type="float">
            <text:p>0,00</text:p>
          </table:table-cell>
          <table:table-cell table:style-name="ce16" table:formula="of:=MAX([.$S$36:.$S$52])" office:value-type="float" office:value="0" calcext:value-type="float">
            <text:p>0,00</text:p>
          </table:table-cell>
          <table:table-cell table:style-name="ce16" table:formula="of:=AVERAGE([.$S$36:.$S$52])" office:value-type="string" office:string-value="" calcext:value-type="error">
            <text:p>#DIV/0!</text:p>
          </table:table-cell>
          <table:table-cell table:number-columns-repeated="8"/>
        </table:table-row>
        <table:table-row table:style-name="ro1" table:number-rows-repeated="16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RAW TEST DATA</text:p>
          </table:table-cell>
          <table:table-cell table:style-name="ce2" table:number-columns-repeated="10"/>
          <table:table-cell/>
          <table:table-cell table:style-name="ce1" office:value-type="string" calcext:value-type="string">
            <text:p>SUMMARY TEST DATA</text:p>
          </table:table-cell>
          <table:table-cell table:style-name="ce2"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style-name="ce3" office:value-type="string" calcext:value-type="string">
            <text:p>JOB_ID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NSIZE</text:p>
          </table:table-cell>
          <table:table-cell table:style-name="ce3" office:value-type="string" calcext:value-type="string">
            <text:p>TSIZE</text:p>
          </table:table-cell>
          <table:table-cell table:style-name="ce3" office:value-type="string" calcext:value-type="string">
            <text:p>TRACING</text:p>
          </table:table-cell>
          <table:table-cell table:style-name="ce3" office:value-type="string" calcext:value-type="string">
            <text:p>NUM_WORKERS</text:p>
          </table:table-cell>
          <table:table-cell table:style-name="ce3" office:value-type="string" calcext:value-type="string">
            <text:p>TOTAL_TIME</text:p>
          </table:table-cell>
          <table:table-cell table:style-name="ce3" office:value-type="string" calcext:value-type="string">
            <text:p>INIT_TIME</text:p>
          </table:table-cell>
          <table:table-cell table:style-name="ce3" office:value-type="string" calcext:value-type="string">
            <text:p>COMP_TIME</text:p>
          </table:table-cell>
          <table:table-cell table:style-name="ce3" office:value-type="string" calcext:value-type="string">
            <text:p>NUM_TASKS</text:p>
          </table:table-cell>
          <table:table-cell table:number-columns-repeated="2"/>
          <table:table-cell table:style-name="ce3" office:value-type="string" calcext:value-type="string">
            <text:p>UserParallel</text:p>
          </table:table-cell>
          <table:table-cell table:style-name="ce3" table:number-columns-repeated="2"/>
          <table:table-cell table:style-name="ce3" office:value-type="string" calcext:value-type="string">
            <text:p>AutoParallel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3"/>
          <table:table-cell table:number-columns-repeated="6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462176" calcext:value-type="float">
            <text:p>1462176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69.69608617" calcext:value-type="float">
            <text:p>1069,69608617</text:p>
          </table:table-cell>
          <table:table-cell office:value-type="float" office:value="33.9651560783" calcext:value-type="float">
            <text:p>33,9651560783</text:p>
          </table:table-cell>
          <table:table-cell office:value-type="float" office:value="1035.73093009" calcext:value-type="float">
            <text:p>1035,73093009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177" calcext:value-type="float">
            <text:p>1462177</text:p>
          </table:table-cell>
          <table:table-cell office:value-type="string" calcext:value-type="string">
            <text:p>auto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156.29164481" calcext:value-type="float">
            <text:p>1156,29164481</text:p>
          </table:table-cell>
          <table:table-cell office:value-type="float" office:value="109.263622999" calcext:value-type="float">
            <text:p>109,263622999</text:p>
          </table:table-cell>
          <table:table-cell office:value-type="float" office:value="1047.02802181" calcext:value-type="float">
            <text:p>1047,02802181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>
          <table:table-cell/>
          <table:table-cell office:value-type="float" office:value="1462178" calcext:value-type="float">
            <text:p>1462178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1031.39084005" calcext:value-type="float">
            <text:p>1031,39084005</text:p>
          </table:table-cell>
          <table:table-cell office:value-type="float" office:value="33.2443928719" calcext:value-type="float">
            <text:p>33,2443928719</text:p>
          </table:table-cell>
          <table:table-cell office:value-type="float" office:value="998.146447182" calcext:value-type="float">
            <text:p>998,146447182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>
          <table:table-cell/>
          <table:table-cell office:value-type="float" office:value="1462179" calcext:value-type="float">
            <text:p>1462179</text:p>
          </table:table-cell>
          <table:table-cell office:value-type="string" calcext:value-type="string">
            <text:p>userparallel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1048.34029388" calcext:value-type="float">
            <text:p>1048,34029388</text:p>
          </table:table-cell>
          <table:table-cell office:value-type="float" office:value="33.276761055" calcext:value-type="float">
            <text:p>33,276761055</text:p>
          </table:table-cell>
          <table:table-cell office:value-type="float" office:value="1015.06353283" calcext:value-type="float">
            <text:p>1015,06353283</text:p>
          </table:table-cell>
          <table:table-cell office:value-type="float" office:value="58020" calcext:value-type="float">
            <text:p>58020</text:p>
          </table:table-cell>
          <table:table-cell table:number-columns-repeated="2"/>
          <table:table-cell table:style-name="ce5" table:number-columns-repeated="6"/>
        </table:table-row>
        <table:table-row table:style-name="ro1" table:number-rows-repeated="4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 table:number-rows-repeated="2">
          <table:table-cell table:number-columns-repeated="13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13"/>
          <table:table-cell table:style-name="ce5" table:number-columns-repeated="6"/>
        </table:table-row>
        <table:table-row table:style-name="ro1" table:number-rows-repeated="3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5"/>
          <table:table-cell table:style-name="ce23"/>
          <table:table-cell table:number-columns-repeated="7"/>
          <table:table-cell table:style-name="ce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P0" style:volatile="true">
      <number:number number:decimal-places="1" loext:min-decimal-places="1" number:min-integer-digits="1"/>
    </number:number-style>
    <number:number-style style:name="N105">
      <style:text-properties fo:color="#ff0000"/>
      <number:text>-</number:text>
      <number:number number:decimal-places="1" loext:min-decimal-places="1" number:min-integer-digits="1"/>
      <style:map style:condition="value()&gt;=0" style:apply-style-name="N105P0"/>
    </number:number-style>
    <number:number-style style:name="N10111" number:language="en" number:country="GB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3:58:41.628696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56:35.024496811</meta:creation-date>
    <dc:date>2018-06-19T17:27:06.641713937</dc:date>
    <meta:editing-duration>PT4H10M26S</meta:editing-duration>
    <meta:editing-cycles>20</meta:editing-cycles>
    <meta:generator>LibreOffice/5.3.5.2$Linux_X86_64 LibreOffice_project/30m0$Build-2</meta:generator>
    <meta:document-statistic meta:table-count="8" meta:cell-count="173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QR.C13:QR.G15 QR.C11:QR.G12 QR.H11:QR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QR.C13:QR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QR.D13:QR.D15" chart:label-cell-address="QR.D11:QR.D12" chart:class="chart:bar">
            <chart:data-point/>
            <chart:data-point chart:style-name="ch11" chart:repeated="2"/>
          </chart:series>
          <chart:series chart:attached-axis="primary-y" chart:style-name="ch12" chart:values-cell-range-address="QR.H13:QR.H15" chart:label-cell-address="QR.H11:QR.H12" chart:class="chart:bar">
            <chart:data-point chart:repeated="3"/>
          </chart:series>
          <chart:series chart:values-cell-range-address="QR.E13:QR.E15" chart:label-cell-address="QR.E11:QR.E12" chart:attached-axis="secondary-y">
            <chart:data-point chart:repeated="3"/>
          </chart:series>
          <chart:series chart:values-cell-range-address="QR.F13:QR.F15" chart:label-cell-address="QR.F11:QR.F12" chart:attached-axis="secondary-y">
            <chart:data-point chart:repeated="3"/>
          </chart:series>
          <chart:series chart:values-cell-range-address="QR.G13:QR.G15" chart:label-cell-address="QR.G11:QR.G12" chart:attached-axis="secondary-y">
            <chart:data-point chart:repeated="3"/>
          </chart:series>
          <chart:series chart:values-cell-range-address="QR.I13:QR.I15" chart:label-cell-address="QR.I11:QR.I12" chart:attached-axis="secondary-y">
            <chart:data-point chart:repeated="3"/>
          </chart:series>
          <chart:series chart:values-cell-range-address="QR.J13:QR.J15" chart:label-cell-address="QR.J11:QR.J12" chart:attached-axis="secondary-y">
            <chart:data-point chart:repeated="3"/>
          </chart:series>
          <chart:series chart:values-cell-range-address="QR.K13:QR.K15" chart:label-cell-address="QR.K11:QR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QR.D11:QR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QR.H11:QR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E11:QR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F11:QR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QR.G11:QR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QR.I11:QR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QR.J11:QR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QR.K11:QR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QR.C13:QR.C15</svg:desc>
                </draw:g>
              </table:table-cell>
              <table:table-cell office:value-type="float" office:value="1">
                <text:p>1</text:p>
                <draw:g>
                  <svg:desc>QR.D13:QR.D15</svg:desc>
                </draw:g>
              </table:table-cell>
              <table:table-cell office:value-type="float" office:value="0.644226267758458">
                <text:p>0.644226267758458</text:p>
                <draw:g>
                  <svg:desc>QR.H13:QR.H15</svg:desc>
                </draw:g>
              </table:table-cell>
              <table:table-cell office:value-type="float" office:value="126.944786072">
                <text:p>126.944786072</text:p>
                <draw:g>
                  <svg:desc>QR.E13:QR.E15</svg:desc>
                </draw:g>
              </table:table-cell>
              <table:table-cell office:value-type="float" office:value="228.915041208">
                <text:p>228.915041208</text:p>
                <draw:g>
                  <svg:desc>QR.F13:QR.F15</svg:desc>
                </draw:g>
              </table:table-cell>
              <table:table-cell office:value-type="float" office:value="201.590275824">
                <text:p>201.590275824</text:p>
                <draw:g>
                  <svg:desc>QR.G13:QR.G15</svg:desc>
                </draw:g>
              </table:table-cell>
              <table:table-cell office:value-type="float" office:value="184.442842007">
                <text:p>184.442842007</text:p>
                <draw:g>
                  <svg:desc>QR.I13:QR.I15</svg:desc>
                </draw:g>
              </table:table-cell>
              <table:table-cell office:value-type="float" office:value="417.683489084">
                <text:p>417.683489084</text:p>
                <draw:g>
                  <svg:desc>QR.J13:QR.J15</svg:desc>
                </draw:g>
              </table:table-cell>
              <table:table-cell office:value-type="float" office:value="312.918435514">
                <text:p>312.918435514</text:p>
                <draw:g>
                  <svg:desc>QR.K13:QR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14559766803763">
                <text:p>1.14559766803763</text:p>
              </table:table-cell>
              <table:table-cell office:value-type="float" office:value="0.767514289953208">
                <text:p>0.767514289953208</text:p>
              </table:table-cell>
              <table:table-cell office:value-type="float" office:value="174.967082024">
                <text:p>174.967082024</text:p>
              </table:table-cell>
              <table:table-cell office:value-type="float" office:value="176.971965075">
                <text:p>176.971965075</text:p>
              </table:table-cell>
              <table:table-cell office:value-type="float" office:value="175.9695235495">
                <text:p>175.9695235495</text:p>
              </table:table-cell>
              <table:table-cell office:value-type="float" office:value="245.453863144">
                <text:p>245.453863144</text:p>
              </table:table-cell>
              <table:table-cell office:value-type="float" office:value="279.853035927">
                <text:p>279.853035927</text:p>
              </table:table-cell>
              <table:table-cell office:value-type="float" office:value="262.6534495355">
                <text:p>262.653449535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07932641439747">
                <text:p>1.07932641439747</text:p>
              </table:table-cell>
              <table:table-cell office:value-type="float" office:value="0.678331021659544">
                <text:p>0.678331021659544</text:p>
              </table:table-cell>
              <table:table-cell office:value-type="float" office:value="175.127671003">
                <text:p>175.127671003</text:p>
              </table:table-cell>
              <table:table-cell office:value-type="float" office:value="198.420633078">
                <text:p>198.420633078</text:p>
              </table:table-cell>
              <table:table-cell office:value-type="float" office:value="186.7741520405">
                <text:p>186.7741520405</text:p>
              </table:table-cell>
              <table:table-cell office:value-type="float" office:value="279.989536047">
                <text:p>279.989536047</text:p>
              </table:table-cell>
              <table:table-cell office:value-type="float" office:value="314.381853104">
                <text:p>314.381853104</text:p>
              </table:table-cell>
              <table:table-cell office:value-type="float" office:value="297.1856945755">
                <text:p>297.18569457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Cholesky.C13:Cholesky.G15 Cholesky.C11:Cholesky.G12 Cholesky.H11:Cholesky.K15" chart:data-source-has-labels="both" svg:x="1.189cm" svg:y="1.342cm" svg:width="9.38cm" svg:height="5.957cm">
          <chartooo:coordinate-region svg:x="1.916cm" svg:y="1.516cm" svg:width="8.031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Cholesky.C13:Cholesky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Cholesky.D13:Cholesky.D15" chart:label-cell-address="Cholesky.D11:Cholesky.D12" chart:class="chart:bar">
            <chart:data-point/>
            <chart:data-point chart:style-name="ch11" chart:repeated="2"/>
          </chart:series>
          <chart:series chart:attached-axis="primary-y" chart:style-name="ch12" chart:values-cell-range-address="Cholesky.H13:Cholesky.H15" chart:label-cell-address="Cholesky.H11:Cholesky.H12" chart:class="chart:bar">
            <chart:data-point chart:repeated="3"/>
          </chart:series>
          <chart:series chart:values-cell-range-address="Cholesky.E13:Cholesky.E15" chart:label-cell-address="Cholesky.E11:Cholesky.E12" chart:attached-axis="secondary-y">
            <chart:data-point chart:repeated="3"/>
          </chart:series>
          <chart:series chart:values-cell-range-address="Cholesky.F13:Cholesky.F15" chart:label-cell-address="Cholesky.F11:Cholesky.F12" chart:attached-axis="secondary-y">
            <chart:data-point chart:repeated="3"/>
          </chart:series>
          <chart:series chart:values-cell-range-address="Cholesky.G13:Cholesky.G15" chart:label-cell-address="Cholesky.G11:Cholesky.G12" chart:attached-axis="secondary-y">
            <chart:data-point chart:repeated="3"/>
          </chart:series>
          <chart:series chart:values-cell-range-address="Cholesky.I13:Cholesky.I15" chart:label-cell-address="Cholesky.I11:Cholesky.I12" chart:attached-axis="secondary-y">
            <chart:data-point chart:repeated="3"/>
          </chart:series>
          <chart:series chart:values-cell-range-address="Cholesky.J13:Cholesky.J15" chart:label-cell-address="Cholesky.J11:Cholesky.J12" chart:attached-axis="secondary-y">
            <chart:data-point chart:repeated="3"/>
          </chart:series>
          <chart:series chart:values-cell-range-address="Cholesky.K13:Cholesky.K15" chart:label-cell-address="Cholesky.K11:Cholesky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Cholesky.D11:Cholesky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Cholesky.H11:Cholesky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E11:Cholesky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F11:Cholesky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Cholesky.G11:Cholesky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Cholesky.I11:Cholesky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Cholesky.J11:Cholesky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Cholesky.K11:Cholesky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Cholesky.C13:Cholesky.C15</svg:desc>
                </draw:g>
              </table:table-cell>
              <table:table-cell office:value-type="float" office:value="1">
                <text:p>1</text:p>
                <draw:g>
                  <svg:desc>Cholesky.D13:Cholesky.D15</svg:desc>
                </draw:g>
              </table:table-cell>
              <table:table-cell office:value-type="float" office:value="0.821942207960824">
                <text:p>0.821942207960824</text:p>
                <draw:g>
                  <svg:desc>Cholesky.H13:Cholesky.H15</svg:desc>
                </draw:g>
              </table:table-cell>
              <table:table-cell office:value-type="float" office:value="52.0609681606">
                <text:p>52.0609681606</text:p>
                <draw:g>
                  <svg:desc>Cholesky.E13:Cholesky.E15</svg:desc>
                </draw:g>
              </table:table-cell>
              <table:table-cell office:value-type="float" office:value="53.1255199909">
                <text:p>53.1255199909</text:p>
                <draw:g>
                  <svg:desc>Cholesky.F13:Cholesky.F15</svg:desc>
                </draw:g>
              </table:table-cell>
              <table:table-cell office:value-type="float" office:value="52.5574685335">
                <text:p>52.5574685335</text:p>
                <draw:g>
                  <svg:desc>Cholesky.G13:Cholesky.G15</svg:desc>
                </draw:g>
              </table:table-cell>
              <table:table-cell office:value-type="float" office:value="56.4783220291">
                <text:p>56.4783220291</text:p>
                <draw:g>
                  <svg:desc>Cholesky.I13:Cholesky.I15</svg:desc>
                </draw:g>
              </table:table-cell>
              <table:table-cell office:value-type="float" office:value="71.7693920135">
                <text:p>71.7693920135</text:p>
                <draw:g>
                  <svg:desc>Cholesky.J13:Cholesky.J15</svg:desc>
                </draw:g>
              </table:table-cell>
              <table:table-cell office:value-type="float" office:value="63.9430218140167">
                <text:p>63.9430218140167</text:p>
                <draw:g>
                  <svg:desc>Cholesky.K13:Cholesky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0.917985649686892">
                <text:p>0.917985649686892</text:p>
              </table:table-cell>
              <table:table-cell office:value-type="float" office:value="0.993450285287191">
                <text:p>0.993450285287191</text:p>
              </table:table-cell>
              <table:table-cell office:value-type="float" office:value="44.3767859936">
                <text:p>44.3767859936</text:p>
              </table:table-cell>
              <table:table-cell office:value-type="float" office:value="74.5093960762">
                <text:p>74.5093960762</text:p>
              </table:table-cell>
              <table:table-cell office:value-type="float" office:value="57.2530393600667">
                <text:p>57.2530393600667</text:p>
              </table:table-cell>
              <table:table-cell office:value-type="float" office:value="48.5689809322">
                <text:p>48.5689809322</text:p>
              </table:table-cell>
              <table:table-cell office:value-type="float" office:value="57.1436030865">
                <text:p>57.1436030865</text:p>
              </table:table-cell>
              <table:table-cell office:value-type="float" office:value="52.903974473475">
                <text:p>52.90397447347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00898141387605">
                <text:p>1.00898141387605</text:p>
              </table:table-cell>
              <table:table-cell office:value-type="float" office:value="1.02940306453185">
                <text:p>1.02940306453185</text:p>
              </table:table-cell>
              <table:table-cell office:value-type="float" office:value="44.4915130138">
                <text:p>44.4915130138</text:p>
              </table:table-cell>
              <table:table-cell office:value-type="float" office:value="66.7917699814">
                <text:p>66.7917699814</text:p>
              </table:table-cell>
              <table:table-cell office:value-type="float" office:value="52.08963000775">
                <text:p>52.08963000775</text:p>
              </table:table-cell>
              <table:table-cell office:value-type="float" office:value="49.2793321609">
                <text:p>49.2793321609</text:p>
              </table:table-cell>
              <table:table-cell office:value-type="float" office:value="52.5573301315">
                <text:p>52.5573301315</text:p>
              </table:table-cell>
              <table:table-cell office:value-type="float" office:value="51.05625808235">
                <text:p>51.05625808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Gemm.C13:Gemm.G15 Gemm.C11:Gemm.G12 Gemm.H11:Gemm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Gemm.C13:Gemm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Gemm.D13:Gemm.D15" chart:label-cell-address="Gemm.D11:Gemm.D12" chart:class="chart:bar">
            <chart:data-point/>
            <chart:data-point chart:style-name="ch11" chart:repeated="2"/>
          </chart:series>
          <chart:series chart:attached-axis="primary-y" chart:style-name="ch12" chart:values-cell-range-address="Gemm.H13:Gemm.H15" chart:label-cell-address="Gemm.H11:Gemm.H12" chart:class="chart:bar">
            <chart:data-point chart:repeated="3"/>
          </chart:series>
          <chart:series chart:values-cell-range-address="Gemm.E13:Gemm.E15" chart:label-cell-address="Gemm.E11:Gemm.E12" chart:attached-axis="secondary-y">
            <chart:data-point chart:repeated="3"/>
          </chart:series>
          <chart:series chart:values-cell-range-address="Gemm.F13:Gemm.F15" chart:label-cell-address="Gemm.F11:Gemm.F12" chart:attached-axis="secondary-y">
            <chart:data-point chart:repeated="3"/>
          </chart:series>
          <chart:series chart:values-cell-range-address="Gemm.G13:Gemm.G15" chart:label-cell-address="Gemm.G11:Gemm.G12" chart:attached-axis="secondary-y">
            <chart:data-point chart:repeated="3"/>
          </chart:series>
          <chart:series chart:values-cell-range-address="Gemm.I13:Gemm.I15" chart:label-cell-address="Gemm.I11:Gemm.I12" chart:attached-axis="secondary-y">
            <chart:data-point chart:repeated="3"/>
          </chart:series>
          <chart:series chart:values-cell-range-address="Gemm.J13:Gemm.J15" chart:label-cell-address="Gemm.J11:Gemm.J12" chart:attached-axis="secondary-y">
            <chart:data-point chart:repeated="3"/>
          </chart:series>
          <chart:series chart:values-cell-range-address="Gemm.K13:Gemm.K15" chart:label-cell-address="Gemm.K11:Gemm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Gemm.D11:Gemm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Gemm.H11:Gemm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E11:Gemm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F11:Gemm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Gemm.G11:Gemm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Gemm.I11:Gemm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Gemm.J11:Gemm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Gemm.K11:Gemm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Gemm.C13:Gemm.C15</svg:desc>
                </draw:g>
              </table:table-cell>
              <table:table-cell office:value-type="float" office:value="NaN">
                <text:p>NaN</text:p>
                <draw:g>
                  <svg:desc>Gemm.D13:Gemm.D15</svg:desc>
                </draw:g>
              </table:table-cell>
              <table:table-cell office:value-type="float" office:value="NaN">
                <text:p>NaN</text:p>
                <draw:g>
                  <svg:desc>Gemm.H13:Gemm.H15</svg:desc>
                </draw:g>
              </table:table-cell>
              <table:table-cell office:value-type="float" office:value="0">
                <text:p>0</text:p>
                <draw:g>
                  <svg:desc>Gemm.E13:Gemm.E15</svg:desc>
                </draw:g>
              </table:table-cell>
              <table:table-cell office:value-type="float" office:value="0">
                <text:p>0</text:p>
                <draw:g>
                  <svg:desc>Gemm.F13:Gemm.F15</svg:desc>
                </draw:g>
              </table:table-cell>
              <table:table-cell office:value-type="float" office:value="NaN">
                <text:p>NaN</text:p>
                <draw:g>
                  <svg:desc>Gemm.G13:Gemm.G15</svg:desc>
                </draw:g>
              </table:table-cell>
              <table:table-cell office:value-type="float" office:value="0">
                <text:p>0</text:p>
                <draw:g>
                  <svg:desc>Gemm.I13:Gemm.I15</svg:desc>
                </draw:g>
              </table:table-cell>
              <table:table-cell office:value-type="float" office:value="0">
                <text:p>0</text:p>
                <draw:g>
                  <svg:desc>Gemm.J13:Gemm.J15</svg:desc>
                </draw:g>
              </table:table-cell>
              <table:table-cell office:value-type="float" office:value="NaN">
                <text:p>NaN</text:p>
                <draw:g>
                  <svg:desc>Gemm.K13:Gemm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FDTD_1D.C13:FDTD_1D.G15 FDTD_1D.C11:FDTD_1D.G12 FDTD_1D.H11:FDTD_1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FDTD_1D.C13:FDTD_1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FDTD_1D.D13:FDTD_1D.D15" chart:label-cell-address="FDTD_1D.D11:FDTD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FDTD_1D.H13:FDTD_1D.H15" chart:label-cell-address="FDTD_1D.H11:FDTD_1D.H12" chart:class="chart:bar">
            <chart:data-point chart:repeated="3"/>
          </chart:series>
          <chart:series chart:values-cell-range-address="FDTD_1D.E13:FDTD_1D.E15" chart:label-cell-address="FDTD_1D.E11:FDTD_1D.E12" chart:attached-axis="secondary-y">
            <chart:data-point chart:repeated="3"/>
          </chart:series>
          <chart:series chart:values-cell-range-address="FDTD_1D.F13:FDTD_1D.F15" chart:label-cell-address="FDTD_1D.F11:FDTD_1D.F12" chart:attached-axis="secondary-y">
            <chart:data-point chart:repeated="3"/>
          </chart:series>
          <chart:series chart:values-cell-range-address="FDTD_1D.G13:FDTD_1D.G15" chart:label-cell-address="FDTD_1D.G11:FDTD_1D.G12" chart:attached-axis="secondary-y">
            <chart:data-point chart:repeated="3"/>
          </chart:series>
          <chart:series chart:values-cell-range-address="FDTD_1D.I13:FDTD_1D.I15" chart:label-cell-address="FDTD_1D.I11:FDTD_1D.I12" chart:attached-axis="secondary-y">
            <chart:data-point chart:repeated="3"/>
          </chart:series>
          <chart:series chart:values-cell-range-address="FDTD_1D.J13:FDTD_1D.J15" chart:label-cell-address="FDTD_1D.J11:FDTD_1D.J12" chart:attached-axis="secondary-y">
            <chart:data-point chart:repeated="3"/>
          </chart:series>
          <chart:series chart:values-cell-range-address="FDTD_1D.K13:FDTD_1D.K15" chart:label-cell-address="FDTD_1D.K11:FDTD_1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DTD_1D.D11:FDTD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DTD_1D.H11:FDTD_1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E11:FDTD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F11:FDTD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DTD_1D.G11:FDTD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DTD_1D.I11:FDTD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DTD_1D.J11:FDTD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DTD_1D.K11:FDTD_1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DTD_1D.C13:FDTD_1D.C15</svg:desc>
                </draw:g>
              </table:table-cell>
              <table:table-cell office:value-type="float" office:value="NaN">
                <text:p>NaN</text:p>
                <draw:g>
                  <svg:desc>FDTD_1D.D13:FDTD_1D.D15</svg:desc>
                </draw:g>
              </table:table-cell>
              <table:table-cell office:value-type="float" office:value="NaN">
                <text:p>NaN</text:p>
                <draw:g>
                  <svg:desc>FDTD_1D.H13:FDTD_1D.H15</svg:desc>
                </draw:g>
              </table:table-cell>
              <table:table-cell office:value-type="float" office:value="0">
                <text:p>0</text:p>
                <draw:g>
                  <svg:desc>FDTD_1D.E13:FDTD_1D.E15</svg:desc>
                </draw:g>
              </table:table-cell>
              <table:table-cell office:value-type="float" office:value="0">
                <text:p>0</text:p>
                <draw:g>
                  <svg:desc>FDTD_1D.F13:FDTD_1D.F15</svg:desc>
                </draw:g>
              </table:table-cell>
              <table:table-cell office:value-type="float" office:value="NaN">
                <text:p>NaN</text:p>
                <draw:g>
                  <svg:desc>FDTD_1D.G13:FDTD_1D.G15</svg:desc>
                </draw:g>
              </table:table-cell>
              <table:table-cell office:value-type="float" office:value="0">
                <text:p>0</text:p>
                <draw:g>
                  <svg:desc>FDTD_1D.I13:FDTD_1D.I15</svg:desc>
                </draw:g>
              </table:table-cell>
              <table:table-cell office:value-type="float" office:value="0">
                <text:p>0</text:p>
                <draw:g>
                  <svg:desc>FDTD_1D.J13:FDTD_1D.J15</svg:desc>
                </draw:g>
              </table:table-cell>
              <table:table-cell office:value-type="float" office:value="NaN">
                <text:p>NaN</text:p>
                <draw:g>
                  <svg:desc>FDTD_1D.K13:FDTD_1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LU.C13:LU.G15 LU.C11:LU.G12 LU.H11:LU.K15" chart:data-source-has-labels="both" svg:x="1.189cm" svg:y="1.342cm" svg:width="9.38cm" svg:height="5.957cm">
          <chartooo:coordinate-region svg:x="1.916cm" svg:y="1.516cm" svg:width="7.845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LU.C13:LU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LU.D13:LU.D15" chart:label-cell-address="LU.D11:LU.D12" chart:class="chart:bar">
            <chart:data-point/>
            <chart:data-point chart:style-name="ch11" chart:repeated="2"/>
          </chart:series>
          <chart:series chart:attached-axis="primary-y" chart:style-name="ch12" chart:values-cell-range-address="LU.H13:LU.H15" chart:label-cell-address="LU.H11:LU.H12" chart:class="chart:bar">
            <chart:data-point chart:repeated="3"/>
          </chart:series>
          <chart:series chart:values-cell-range-address="LU.E13:LU.E15" chart:label-cell-address="LU.E11:LU.E12" chart:attached-axis="secondary-y">
            <chart:data-point chart:repeated="3"/>
          </chart:series>
          <chart:series chart:values-cell-range-address="LU.F13:LU.F15" chart:label-cell-address="LU.F11:LU.F12" chart:attached-axis="secondary-y">
            <chart:data-point chart:repeated="3"/>
          </chart:series>
          <chart:series chart:values-cell-range-address="LU.G13:LU.G15" chart:label-cell-address="LU.G11:LU.G12" chart:attached-axis="secondary-y">
            <chart:data-point chart:repeated="3"/>
          </chart:series>
          <chart:series chart:values-cell-range-address="LU.I13:LU.I15" chart:label-cell-address="LU.I11:LU.I12" chart:attached-axis="secondary-y">
            <chart:data-point chart:repeated="3"/>
          </chart:series>
          <chart:series chart:values-cell-range-address="LU.J13:LU.J15" chart:label-cell-address="LU.J11:LU.J12" chart:attached-axis="secondary-y">
            <chart:data-point chart:repeated="3"/>
          </chart:series>
          <chart:series chart:values-cell-range-address="LU.K13:LU.K15" chart:label-cell-address="LU.K11:LU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LU.D11:LU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LU.H11:LU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E11:LU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F11:LU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LU.G11:LU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LU.I11:LU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LU.J11:LU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LU.K11:LU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LU.C13:LU.C15</svg:desc>
                </draw:g>
              </table:table-cell>
              <table:table-cell office:value-type="float" office:value="1">
                <text:p>1</text:p>
                <draw:g>
                  <svg:desc>LU.D13:LU.D15</svg:desc>
                </draw:g>
              </table:table-cell>
              <table:table-cell office:value-type="float" office:value="1.14840677347793">
                <text:p>1.14840677347793</text:p>
                <draw:g>
                  <svg:desc>LU.H13:LU.H15</svg:desc>
                </draw:g>
              </table:table-cell>
              <table:table-cell office:value-type="float" office:value="435.805259228">
                <text:p>435.805259228</text:p>
                <draw:g>
                  <svg:desc>LU.E13:LU.E15</svg:desc>
                </draw:g>
              </table:table-cell>
              <table:table-cell office:value-type="float" office:value="451.588932991">
                <text:p>451.588932991</text:p>
                <draw:g>
                  <svg:desc>LU.F13:LU.F15</svg:desc>
                </draw:g>
              </table:table-cell>
              <table:table-cell office:value-type="float" office:value="445.592809558">
                <text:p>445.592809558</text:p>
                <draw:g>
                  <svg:desc>LU.G13:LU.G15</svg:desc>
                </draw:g>
              </table:table-cell>
              <table:table-cell office:value-type="float" office:value="219.035151005">
                <text:p>219.035151005</text:p>
                <draw:g>
                  <svg:desc>LU.I13:LU.I15</svg:desc>
                </draw:g>
              </table:table-cell>
              <table:table-cell office:value-type="float" office:value="479.126000166">
                <text:p>479.126000166</text:p>
                <draw:g>
                  <svg:desc>LU.J13:LU.J15</svg:desc>
                </draw:g>
              </table:table-cell>
              <table:table-cell office:value-type="float" office:value="388.0095623335">
                <text:p>388.0095623335</text:p>
                <draw:g>
                  <svg:desc>LU.K13:LU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1.29633522710105">
                <text:p>1.29633522710105</text:p>
              </table:table-cell>
              <table:table-cell office:value-type="float" office:value="1.66446666490084">
                <text:p>1.66446666490084</text:p>
              </table:table-cell>
              <table:table-cell office:value-type="float" office:value="337.729044914">
                <text:p>337.729044914</text:p>
              </table:table-cell>
              <table:table-cell office:value-type="float" office:value="349.736357927">
                <text:p>349.736357927</text:p>
              </table:table-cell>
              <table:table-cell office:value-type="float" office:value="343.7327014205">
                <text:p>343.7327014205</text:p>
              </table:table-cell>
              <table:table-cell office:value-type="float" office:value="156.518908024">
                <text:p>156.518908024</text:p>
              </table:table-cell>
              <table:table-cell office:value-type="float" office:value="387.06893301">
                <text:p>387.06893301</text:p>
              </table:table-cell>
              <table:table-cell office:value-type="float" office:value="267.70906198025">
                <text:p>267.70906198025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1.54686122121035">
                <text:p>1.54686122121035</text:p>
              </table:table-cell>
              <table:table-cell office:value-type="float" office:value="2.03630525912979">
                <text:p>2.03630525912979</text:p>
              </table:table-cell>
              <table:table-cell office:value-type="float" office:value="281.615010977">
                <text:p>281.615010977</text:p>
              </table:table-cell>
              <table:table-cell office:value-type="float" office:value="294.510117054">
                <text:p>294.510117054</text:p>
              </table:table-cell>
              <table:table-cell office:value-type="float" office:value="288.0625640155">
                <text:p>288.0625640155</text:p>
              </table:table-cell>
              <table:table-cell office:value-type="float" office:value="135.691849947">
                <text:p>135.691849947</text:p>
              </table:table-cell>
              <table:table-cell office:value-type="float" office:value="323.59722805">
                <text:p>323.59722805</text:p>
              </table:table-cell>
              <table:table-cell office:value-type="float" office:value="218.824170669">
                <text:p>218.8241706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Floyd.C13:Floyd.G15 Floyd.C11:Floyd.G12 Floyd.H11:Floy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Floyd.C13:Floy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Floyd.D13:Floyd.D15" chart:label-cell-address="Floyd.D11:Floyd.D12" chart:class="chart:bar">
            <chart:data-point/>
            <chart:data-point chart:style-name="ch11" chart:repeated="2"/>
          </chart:series>
          <chart:series chart:attached-axis="primary-y" chart:style-name="ch12" chart:values-cell-range-address="Floyd.H13:Floyd.H15" chart:label-cell-address="Floyd.H11:Floyd.H12" chart:class="chart:bar">
            <chart:data-point chart:repeated="3"/>
          </chart:series>
          <chart:series chart:values-cell-range-address="Floyd.E13:Floyd.E15" chart:label-cell-address="Floyd.E11:Floyd.E12" chart:attached-axis="secondary-y">
            <chart:data-point chart:repeated="3"/>
          </chart:series>
          <chart:series chart:values-cell-range-address="Floyd.F13:Floyd.F15" chart:label-cell-address="Floyd.F11:Floyd.F12" chart:attached-axis="secondary-y">
            <chart:data-point chart:repeated="3"/>
          </chart:series>
          <chart:series chart:values-cell-range-address="Floyd.G13:Floyd.G15" chart:label-cell-address="Floyd.G11:Floyd.G12" chart:attached-axis="secondary-y">
            <chart:data-point chart:repeated="3"/>
          </chart:series>
          <chart:series chart:values-cell-range-address="Floyd.I13:Floyd.I15" chart:label-cell-address="Floyd.I11:Floyd.I12" chart:attached-axis="secondary-y">
            <chart:data-point chart:repeated="3"/>
          </chart:series>
          <chart:series chart:values-cell-range-address="Floyd.J13:Floyd.J15" chart:label-cell-address="Floyd.J11:Floyd.J12" chart:attached-axis="secondary-y">
            <chart:data-point chart:repeated="3"/>
          </chart:series>
          <chart:series chart:values-cell-range-address="Floyd.K13:Floyd.K15" chart:label-cell-address="Floyd.K11:Floy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Floyd.D11:Floy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Floyd.H11:Floy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E11:Floy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F11:Floy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Floyd.G11:Floy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Floyd.I11:Floy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Floyd.J11:Floy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Floyd.K11:Floy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Floyd.C13:Floyd.C15</svg:desc>
                </draw:g>
              </table:table-cell>
              <table:table-cell office:value-type="float" office:value="NaN">
                <text:p>NaN</text:p>
                <draw:g>
                  <svg:desc>Floyd.D13:Floyd.D15</svg:desc>
                </draw:g>
              </table:table-cell>
              <table:table-cell office:value-type="float" office:value="NaN">
                <text:p>NaN</text:p>
                <draw:g>
                  <svg:desc>Floyd.H13:Floyd.H15</svg:desc>
                </draw:g>
              </table:table-cell>
              <table:table-cell office:value-type="float" office:value="0">
                <text:p>0</text:p>
                <draw:g>
                  <svg:desc>Floyd.E13:Floyd.E15</svg:desc>
                </draw:g>
              </table:table-cell>
              <table:table-cell office:value-type="float" office:value="0">
                <text:p>0</text:p>
                <draw:g>
                  <svg:desc>Floyd.F13:Floyd.F15</svg:desc>
                </draw:g>
              </table:table-cell>
              <table:table-cell office:value-type="float" office:value="NaN">
                <text:p>NaN</text:p>
                <draw:g>
                  <svg:desc>Floyd.G13:Floyd.G15</svg:desc>
                </draw:g>
              </table:table-cell>
              <table:table-cell office:value-type="float" office:value="0">
                <text:p>0</text:p>
                <draw:g>
                  <svg:desc>Floyd.I13:Floyd.I15</svg:desc>
                </draw:g>
              </table:table-cell>
              <table:table-cell office:value-type="float" office:value="0">
                <text:p>0</text:p>
                <draw:g>
                  <svg:desc>Floyd.J13:Floyd.J15</svg:desc>
                </draw:g>
              </table:table-cell>
              <table:table-cell office:value-type="float" office:value="NaN">
                <text:p>NaN</text:p>
                <draw:g>
                  <svg:desc>Floyd.K13:Floy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Jacobi_1D.C13:Jacobi_1D.G15 Jacobi_1D.C11:Jacobi_1D.G12 Jacobi_1D.H11:Jacobi_1D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Jacobi_1D.C13:Jacobi_1D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Jacobi_1D.D13:Jacobi_1D.D15" chart:label-cell-address="Jacobi_1D.D11:Jacobi_1D.D12" chart:class="chart:bar">
            <chart:data-point/>
            <chart:data-point chart:style-name="ch11" chart:repeated="2"/>
          </chart:series>
          <chart:series chart:attached-axis="primary-y" chart:style-name="ch12" chart:values-cell-range-address="Jacobi_1D.H13:Jacobi_1D.H15" chart:label-cell-address="Jacobi_1D.H11:Jacobi_1D.H12" chart:class="chart:bar">
            <chart:data-point chart:repeated="3"/>
          </chart:series>
          <chart:series chart:values-cell-range-address="Jacobi_1D.E13:Jacobi_1D.E15" chart:label-cell-address="Jacobi_1D.E11:Jacobi_1D.E12" chart:attached-axis="secondary-y">
            <chart:data-point chart:repeated="3"/>
          </chart:series>
          <chart:series chart:values-cell-range-address="Jacobi_1D.F13:Jacobi_1D.F15" chart:label-cell-address="Jacobi_1D.F11:Jacobi_1D.F12" chart:attached-axis="secondary-y">
            <chart:data-point chart:repeated="3"/>
          </chart:series>
          <chart:series chart:values-cell-range-address="Jacobi_1D.G13:Jacobi_1D.G15" chart:label-cell-address="Jacobi_1D.G11:Jacobi_1D.G12" chart:attached-axis="secondary-y">
            <chart:data-point chart:repeated="3"/>
          </chart:series>
          <chart:series chart:values-cell-range-address="Jacobi_1D.I13:Jacobi_1D.I15" chart:label-cell-address="Jacobi_1D.I11:Jacobi_1D.I12" chart:attached-axis="secondary-y">
            <chart:data-point chart:repeated="3"/>
          </chart:series>
          <chart:series chart:values-cell-range-address="Jacobi_1D.J13:Jacobi_1D.J15" chart:label-cell-address="Jacobi_1D.J11:Jacobi_1D.J12" chart:attached-axis="secondary-y">
            <chart:data-point chart:repeated="3"/>
          </chart:series>
          <chart:series chart:values-cell-range-address="Jacobi_1D.K13:Jacobi_1D.K15" chart:label-cell-address="Jacobi_1D.K11:Jacobi_1D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Jacobi_1D.D11:Jacobi_1D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Jacobi_1D.H11:Jacobi_1D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E11:Jacobi_1D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F11:Jacobi_1D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Jacobi_1D.G11:Jacobi_1D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Jacobi_1D.I11:Jacobi_1D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Jacobi_1D.J11:Jacobi_1D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Jacobi_1D.K11:Jacobi_1D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Jacobi_1D.C13:Jacobi_1D.C15</svg:desc>
                </draw:g>
              </table:table-cell>
              <table:table-cell office:value-type="float" office:value="NaN">
                <text:p>NaN</text:p>
                <draw:g>
                  <svg:desc>Jacobi_1D.D13:Jacobi_1D.D15</svg:desc>
                </draw:g>
              </table:table-cell>
              <table:table-cell office:value-type="float" office:value="NaN">
                <text:p>NaN</text:p>
                <draw:g>
                  <svg:desc>Jacobi_1D.H13:Jacobi_1D.H15</svg:desc>
                </draw:g>
              </table:table-cell>
              <table:table-cell office:value-type="float" office:value="0">
                <text:p>0</text:p>
                <draw:g>
                  <svg:desc>Jacobi_1D.E13:Jacobi_1D.E15</svg:desc>
                </draw:g>
              </table:table-cell>
              <table:table-cell office:value-type="float" office:value="0">
                <text:p>0</text:p>
                <draw:g>
                  <svg:desc>Jacobi_1D.F13:Jacobi_1D.F15</svg:desc>
                </draw:g>
              </table:table-cell>
              <table:table-cell office:value-type="float" office:value="NaN">
                <text:p>NaN</text:p>
                <draw:g>
                  <svg:desc>Jacobi_1D.G13:Jacobi_1D.G15</svg:desc>
                </draw:g>
              </table:table-cell>
              <table:table-cell office:value-type="float" office:value="0">
                <text:p>0</text:p>
                <draw:g>
                  <svg:desc>Jacobi_1D.I13:Jacobi_1D.I15</svg:desc>
                </draw:g>
              </table:table-cell>
              <table:table-cell office:value-type="float" office:value="0">
                <text:p>0</text:p>
                <draw:g>
                  <svg:desc>Jacobi_1D.J13:Jacobi_1D.J15</svg:desc>
                </draw:g>
              </table:table-cell>
              <table:table-cell office:value-type="float" office:value="NaN">
                <text:p>NaN</text:p>
                <draw:g>
                  <svg:desc>Jacobi_1D.K13:Jacobi_1D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draw:stroke="dash" draw:stroke-dash="Fine_20_Dashed" svg:stroke-color="#b3b3b3"/>
    </style:style>
    <style:style style:name="ch7" style:family="chart" style:data-style-name="N104">
      <style:chart-properties chart:display-label="true" chart:logarithmic="true" chart:maximum="8.04" chart:origin="1" chart:interval-major="0.30103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04">
      <style:chart-properties chart:link-data-style-to-source="true"/>
      <style:graphic-properties draw:stroke="none" draw:fill-color="#4682b4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04">
      <style:chart-properties chart:link-data-style-to-source="true"/>
      <style:graphic-properties draw:stroke="none" draw:fill-color="#3cb371" dr3d:edge-rounding="5%"/>
      <style:text-properties fo:font-size="10pt" style:font-size-asian="10pt" style:font-size-complex="10pt"/>
    </style:style>
    <style:style style:name="ch13" style:family="chart">
      <style:graphic-properties draw:fill-color="#ffffff"/>
    </style:style>
    <style:style style:name="ch14" style:family="chart">
      <style:graphic-properties svg:stroke-color="#b3b3b3" draw:fill-color="#000000"/>
    </style:style>
    <style:style style:name="ch15" style:family="chart">
      <style:graphic-properties svg:stroke-width="0.05cm" svg:stroke-color="#f4a46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538cm" svg:height="8.395cm" xlink:href=".." xlink:type="simple" chart:class="chart:stock" chart:column-mapping="0 4 1 2 3 5 6 7" chart:style-name="ch1">
        <chart:legend chart:legend-position="top" svg:x="0.322cm" svg:y="0.185cm" style:legend-expansion="wide" chart:style-name="ch2"/>
        <chart:plot-area chart:style-name="ch3" table:cell-range-address="Seidel.C13:Seidel.G15 Seidel.C11:Seidel.G12 Seidel.H11:Seidel.K15" chart:data-source-has-labels="both" svg:x="1.189cm" svg:y="1.342cm" svg:width="9.38cm" svg:height="5.957cm">
          <chartooo:coordinate-region svg:x="1.916cm" svg:y="1.516cm" svg:width="8.216cm" svg:height="5.189cm"/>
          <chart:axis chart:dimension="x" chart:name="primary-x" chart:style-name="ch4" chartooo:axis-type="auto">
            <chartooo:date-scale/>
            <chart:title svg:x="4.499cm" svg:y="7.466cm" chart:style-name="ch5">
              <text:p>#Workers (#cores)</text:p>
            </chart:title>
            <chart:categories table:cell-range-address="Seidel.C13:Seidel.C15"/>
            <chart:grid chart:style-name="ch6" chart:class="major"/>
          </chart:axis>
          <chart:axis chart:dimension="y" chart:name="primary-y" chart:style-name="ch7">
            <chart:title svg:x="0.451cm" svg:y="5.303cm" chart:style-name="ch8">
              <text:p>SpeedUp (u)</text:p>
            </chart:title>
            <chart:grid chart:style-name="ch6" chart:class="major"/>
          </chart:axis>
          <chart:axis chart:dimension="y" chart:name="secondary-y" chart:style-name="ch9">
            <chart:title svg:x="10.799cm" svg:y="5.713cm" chart:style-name="ch8">
              <text:p>Execution Time (s)</text:p>
            </chart:title>
          </chart:axis>
          <chart:series chart:attached-axis="primary-y" chart:style-name="ch10" chart:values-cell-range-address="Seidel.D13:Seidel.D15" chart:label-cell-address="Seidel.D11:Seidel.D12" chart:class="chart:bar">
            <chart:data-point/>
            <chart:data-point chart:style-name="ch11" chart:repeated="2"/>
          </chart:series>
          <chart:series chart:attached-axis="primary-y" chart:style-name="ch12" chart:values-cell-range-address="Seidel.H13:Seidel.H15" chart:label-cell-address="Seidel.H11:Seidel.H12" chart:class="chart:bar">
            <chart:data-point chart:repeated="3"/>
          </chart:series>
          <chart:series chart:values-cell-range-address="Seidel.E13:Seidel.E15" chart:label-cell-address="Seidel.E11:Seidel.E12" chart:attached-axis="secondary-y">
            <chart:data-point chart:repeated="3"/>
          </chart:series>
          <chart:series chart:values-cell-range-address="Seidel.F13:Seidel.F15" chart:label-cell-address="Seidel.F11:Seidel.F12" chart:attached-axis="secondary-y">
            <chart:data-point chart:repeated="3"/>
          </chart:series>
          <chart:series chart:values-cell-range-address="Seidel.G13:Seidel.G15" chart:label-cell-address="Seidel.G11:Seidel.G12" chart:attached-axis="secondary-y">
            <chart:data-point chart:repeated="3"/>
          </chart:series>
          <chart:series chart:values-cell-range-address="Seidel.I13:Seidel.I15" chart:label-cell-address="Seidel.I11:Seidel.I12" chart:attached-axis="secondary-y">
            <chart:data-point chart:repeated="3"/>
          </chart:series>
          <chart:series chart:values-cell-range-address="Seidel.J13:Seidel.J15" chart:label-cell-address="Seidel.J11:Seidel.J12" chart:attached-axis="secondary-y">
            <chart:data-point chart:repeated="3"/>
          </chart:series>
          <chart:series chart:values-cell-range-address="Seidel.K13:Seidel.K15" chart:label-cell-address="Seidel.K11:Seidel.K12" chart:attached-axis="secondary-y">
            <chart:data-point chart:repeated="3"/>
          </chart:series>
          <chart:stock-gain-marker chart:style-name="ch13"/>
          <chart:stock-loss-marker chart:style-name="ch14"/>
          <chart:stock-range-line chart:style-name="ch15"/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Parallel SpeedUp</text:p>
                <text:list>
                  <text:list-item>
                    <text:p>UserParallel</text:p>
                  </text:list-item>
                  <text:list-item>
                    <text:p>SpeedUp</text:p>
                  </text:list-item>
                </text:list>
                <draw:g>
                  <svg:desc>Seidel.D11:Seidel.D12</svg:desc>
                </draw:g>
              </table:table-cell>
              <table:table-cell office:value-type="string">
                <text:p>AutoParallel SpeedUp</text:p>
                <text:list>
                  <text:list-item>
                    <text:p>AutoParallel</text:p>
                  </text:list-item>
                  <text:list-item>
                    <text:p>SpeedUp</text:p>
                  </text:list-item>
                </text:list>
                <draw:g>
                  <svg:desc>Seidel.H11:Seidel.H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E11:Seidel.E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F11:Seidel.F12</svg:desc>
                </draw:g>
              </table:table-cell>
              <table:table-cell office:value-type="string">
                <text:p>UserParallel Execution Time</text:p>
                <text:list>
                  <text:list-item>
                    <text:p>UserParallel</text:p>
                  </text:list-item>
                  <text:list-item>
                    <text:p>Execution Time</text:p>
                  </text:list-item>
                </text:list>
                <draw:g>
                  <svg:desc>Seidel.G11:Seidel.G12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eidel.I11:Seidel.I12</svg:desc>
                </draw:g>
              </table:table-cell>
              <table:table-cell office:value-type="string">
                <text:p>Max</text:p>
                <text:list>
                  <text:list-item>
                    <text:p/>
                  </text:list-item>
                  <text:list-item>
                    <text:p>Max</text:p>
                  </text:list-item>
                </text:list>
                <draw:g>
                  <svg:desc>Seidel.J11:Seidel.J12</svg:desc>
                </draw:g>
              </table:table-cell>
              <table:table-cell office:value-type="string">
                <text:p>AutoParallel Execution Time</text:p>
                <text:list>
                  <text:list-item>
                    <text:p>AutoParallel</text:p>
                  </text:list-item>
                  <text:list-item>
                    <text:p>Execution Time</text:p>
                  </text:list-item>
                </text:list>
                <draw:g>
                  <svg:desc>Seidel.K11:Seidel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(48)</text:p>
                <draw:g>
                  <svg:desc>Seidel.C13:Seidel.C15</svg:desc>
                </draw:g>
              </table:table-cell>
              <table:table-cell office:value-type="float" office:value="NaN">
                <text:p>NaN</text:p>
                <draw:g>
                  <svg:desc>Seidel.D13:Seidel.D15</svg:desc>
                </draw:g>
              </table:table-cell>
              <table:table-cell office:value-type="float" office:value="NaN">
                <text:p>NaN</text:p>
                <draw:g>
                  <svg:desc>Seidel.H13:Seidel.H15</svg:desc>
                </draw:g>
              </table:table-cell>
              <table:table-cell office:value-type="float" office:value="0">
                <text:p>0</text:p>
                <draw:g>
                  <svg:desc>Seidel.E13:Seidel.E15</svg:desc>
                </draw:g>
              </table:table-cell>
              <table:table-cell office:value-type="float" office:value="0">
                <text:p>0</text:p>
                <draw:g>
                  <svg:desc>Seidel.F13:Seidel.F15</svg:desc>
                </draw:g>
              </table:table-cell>
              <table:table-cell office:value-type="float" office:value="NaN">
                <text:p>NaN</text:p>
                <draw:g>
                  <svg:desc>Seidel.G13:Seidel.G15</svg:desc>
                </draw:g>
              </table:table-cell>
              <table:table-cell office:value-type="float" office:value="0">
                <text:p>0</text:p>
                <draw:g>
                  <svg:desc>Seidel.I13:Seidel.I15</svg:desc>
                </draw:g>
              </table:table-cell>
              <table:table-cell office:value-type="float" office:value="0">
                <text:p>0</text:p>
                <draw:g>
                  <svg:desc>Seidel.J13:Seidel.J15</svg:desc>
                </draw:g>
              </table:table-cell>
              <table:table-cell office:value-type="float" office:value="NaN">
                <text:p>NaN</text:p>
                <draw:g>
                  <svg:desc>Seidel.K13:Seidel.K15</svg:desc>
                </draw:g>
              </table:table-cell>
            </table:table-row>
            <table:table-row>
              <table:table-cell office:value-type="string">
                <text:p>2 (96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 (19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5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